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2.01pt"/>
    </style:style>
    <style:style style:name="ce2" style:family="table-cell" style:parent-style-name="Default" style:data-style-name="N127">
      <style:table-cell-properties style:diagonal-bl-tr="none" style:diagonal-tl-br="none" fo:border="none" fo:padding="2.01pt" style:rotation-align="none"/>
    </style:style>
    <style:style style:name="ce3" style:family="table-cell" style:parent-style-name="Default" style:data-style-name="N127"/>
    <style:style style:name="ce4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000"/>
      </table:calculation-settings>
      <table:table table:name="UK Unemp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Unemployment rate (aged 16 and over, seasonally adjusted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DID</text:p>
          </table:table-cell>
          <table:table-cell table:style-name="ce1" office:value-type="string" calcext:value-type="string">
            <text:p>MGSX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 dataset ID</text:p>
          </table:table-cell>
          <table:table-cell table:style-name="ce1" office:value-type="string" calcext:value-type="string">
            <text:p>LM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Uni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lease date</text:p>
          </table:table-cell>
          <table:table-cell table:style-name="ce1" office:value-type="string" calcext:value-type="string">
            <text:p>15-11-20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xt release</text:p>
          </table:table-cell>
          <table:table-cell table:style-name="ce1" office:value-type="string" calcext:value-type="string">
            <text:p>13 December 20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ortant note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71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</text:p>
          </table:table-cell>
          <table:table-cell table:style-name="ce2" office:value-type="float" office:value="10.7" calcext:value-type="float">
            <text:p>1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</text:p>
          </table:table-cell>
          <table:table-cell table:style-name="ce2" office:value-type="float" office:value="11.8" calcext:value-type="float">
            <text:p>1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Q1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Q2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Q3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Q4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Q1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Q2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Q3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Q4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Q1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Q2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Q3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Q4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Q1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Q2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Q3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Q4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Q1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Q2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Q3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Q4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Q1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Q2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Q3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Q4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Q1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Q2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Q3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Q4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Q1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Q2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Q3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Q4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Q1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Q2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Q3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Q4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Q1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Q2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Q3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Q4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Q1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Q2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Q3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Q4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Q1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Q2</text:p>
          </table:table-cell>
          <table:table-cell table:style-name="ce2" office:value-type="float" office:value="10.6" calcext:value-type="float">
            <text:p>1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Q3</text:p>
          </table:table-cell>
          <table:table-cell table:style-name="ce2" office:value-type="float" office:value="10.8" calcext:value-type="float">
            <text:p>1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Q4</text:p>
          </table:table-cell>
          <table:table-cell table:style-name="ce2" office:value-type="float" office:value="11.1" calcext:value-type="float">
            <text:p>1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Q1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Q2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Q3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Q4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Q1</text:p>
          </table:table-cell>
          <table:table-cell table:style-name="ce2" office:value-type="float" office:value="11.8" calcext:value-type="float">
            <text:p>1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Q2</text:p>
          </table:table-cell>
          <table:table-cell table:style-name="ce2" office:value-type="float" office:value="11.9" calcext:value-type="float">
            <text:p>1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Q3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Q4</text:p>
          </table:table-cell>
          <table:table-cell table:style-name="ce2" office:value-type="float" office:value="11.6" calcext:value-type="float">
            <text:p>1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Q1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Q2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Q3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Q4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Q1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Q2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Q3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Q4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Q1</text:p>
          </table:table-cell>
          <table:table-cell table:style-name="ce2" office:value-type="float" office:value="11.1" calcext:value-type="float">
            <text:p>1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Q2</text:p>
          </table:table-cell>
          <table:table-cell table:style-name="ce2" office:value-type="float" office:value="10.7" calcext:value-type="float">
            <text:p>1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Q3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Q4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Q1</text:p>
          </table:table-cell>
          <table:table-cell table:style-name="ce2" office:value-type="float" office:value="9.2" calcext:value-type="float">
            <text:p>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Q2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Q3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Q4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Q1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Q2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Q3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Q4</text:p>
          </table:table-cell>
          <table:table-cell table:style-name="ce2" office:value-type="float" office:value="7" calcext:value-type="float">
            <text:p>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Q1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Q2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Q3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Q4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Q1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Q2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Q3</text:p>
          </table:table-cell>
          <table:table-cell table:style-name="ce2" office:value-type="float" office:value="9.2" calcext:value-type="float">
            <text:p>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Q4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1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2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3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4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1</text:p>
          </table:table-cell>
          <table:table-cell table:style-name="ce2" office:value-type="float" office:value="10.6" calcext:value-type="float">
            <text:p>1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2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3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4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1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2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3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4</text:p>
          </table:table-cell>
          <table:table-cell table:style-name="ce2" office:value-type="float" office:value="9" calcext:value-type="float">
            <text:p>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1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2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3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4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1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2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3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4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1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2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3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4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1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2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3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4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1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2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3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4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1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2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3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4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1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2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3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4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1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2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3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4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1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2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3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4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1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2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3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4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1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2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3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4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1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2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3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4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1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2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3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4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1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2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3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4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1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2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3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4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1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2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3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4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1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2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3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4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1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2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3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4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1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2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3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4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1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2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3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4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1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2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3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4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1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2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3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4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1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2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3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FEB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MAR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APR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MAY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JUN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JUL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AUG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SEP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OCT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NOV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DEC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JAN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FEB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MAR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APR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MAY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JUN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JUL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AUG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SEP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OCT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NOV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DEC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JAN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FEB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MAR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APR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MAY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JUN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JUL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AUG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SEP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OCT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NOV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DEC</text:p>
          </table:table-cell>
          <table:table-cell table:style-name="ce2" office:value-type="float" office:value="3.4" calcext:value-type="float">
            <text:p>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JAN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FEB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MAR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APR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MAY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JUN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JUL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AUG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SEP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OCT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NOV</text:p>
          </table:table-cell>
          <table:table-cell table:style-name="ce2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DEC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JAN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FEB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MAR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APR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MAY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JUN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JUL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AUG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SEP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OCT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NOV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DEC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JAN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FEB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MAR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APR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MAY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JUN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JUL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AUG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SEP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OCT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NOV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DEC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JAN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FEB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MAR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APR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MAY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JUN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JUL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AUG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SEP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OCT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NOV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DEC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JAN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FEB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MAR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APR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MAY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JUN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JUL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AUG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SEP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OCT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NOV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DEC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JAN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FEB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MAR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APR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MAY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JUN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JUL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AUG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SEP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OCT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NOV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DEC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JAN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FEB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MAR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APR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MAY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JUN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JUL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AUG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SEP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OCT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NOV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DEC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JAN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FEB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MAR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APR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MAY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JUN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JUL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AUG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SEP</text:p>
          </table:table-cell>
          <table:table-cell table:style-name="ce2" office:value-type="float" office:value="10" calcext:value-type="float">
            <text:p>1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OCT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NOV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DEC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JAN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FEB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MAR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APR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MAY</text:p>
          </table:table-cell>
          <table:table-cell table:style-name="ce2" office:value-type="float" office:value="10.6" calcext:value-type="float">
            <text:p>1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JUN</text:p>
          </table:table-cell>
          <table:table-cell table:style-name="ce2" office:value-type="float" office:value="10.6" calcext:value-type="float">
            <text:p>1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JUL</text:p>
          </table:table-cell>
          <table:table-cell table:style-name="ce2" office:value-type="float" office:value="10.7" calcext:value-type="float">
            <text:p>1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AUG</text:p>
          </table:table-cell>
          <table:table-cell table:style-name="ce2" office:value-type="float" office:value="10.8" calcext:value-type="float">
            <text:p>1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SEP</text:p>
          </table:table-cell>
          <table:table-cell table:style-name="ce2" office:value-type="float" office:value="10.9" calcext:value-type="float">
            <text:p>1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OCT</text:p>
          </table:table-cell>
          <table:table-cell table:style-name="ce2" office:value-type="float" office:value="11" calcext:value-type="float">
            <text:p>1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NOV</text:p>
          </table:table-cell>
          <table:table-cell table:style-name="ce2" office:value-type="float" office:value="11.1" calcext:value-type="float">
            <text:p>1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DEC</text:p>
          </table:table-cell>
          <table:table-cell table:style-name="ce2" office:value-type="float" office:value="11.2" calcext:value-type="float">
            <text:p>1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JAN</text:p>
          </table:table-cell>
          <table:table-cell table:style-name="ce2" office:value-type="float" office:value="11.2" calcext:value-type="float">
            <text:p>1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FEB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MAR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APR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MAY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JUN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JUL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AUG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SEP</text:p>
          </table:table-cell>
          <table:table-cell table:style-name="ce2" office:value-type="float" office:value="11.6" calcext:value-type="float">
            <text:p>1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OCT</text:p>
          </table:table-cell>
          <table:table-cell table:style-name="ce2" office:value-type="float" office:value="11.6" calcext:value-type="float">
            <text:p>1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NOV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DEC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JAN</text:p>
          </table:table-cell>
          <table:table-cell table:style-name="ce2" office:value-type="float" office:value="11.8" calcext:value-type="float">
            <text:p>1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FEB</text:p>
          </table:table-cell>
          <table:table-cell table:style-name="ce2" office:value-type="float" office:value="11.8" calcext:value-type="float">
            <text:p>1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MAR</text:p>
          </table:table-cell>
          <table:table-cell table:style-name="ce2" office:value-type="float" office:value="11.9" calcext:value-type="float">
            <text:p>1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APR</text:p>
          </table:table-cell>
          <table:table-cell table:style-name="ce2" office:value-type="float" office:value="11.9" calcext:value-type="float">
            <text:p>1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MAY</text:p>
          </table:table-cell>
          <table:table-cell table:style-name="ce2" office:value-type="float" office:value="11.9" calcext:value-type="float">
            <text:p>1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JUN</text:p>
          </table:table-cell>
          <table:table-cell table:style-name="ce2" office:value-type="float" office:value="11.8" calcext:value-type="float">
            <text:p>1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JUL</text:p>
          </table:table-cell>
          <table:table-cell table:style-name="ce2" office:value-type="float" office:value="11.8" calcext:value-type="float">
            <text:p>1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AUG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SEP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OCT</text:p>
          </table:table-cell>
          <table:table-cell table:style-name="ce2" office:value-type="float" office:value="11.7" calcext:value-type="float">
            <text:p>1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NOV</text:p>
          </table:table-cell>
          <table:table-cell table:style-name="ce2" office:value-type="float" office:value="11.6" calcext:value-type="float">
            <text:p>1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DEC</text:p>
          </table:table-cell>
          <table:table-cell table:style-name="ce2" office:value-type="float" office:value="11.6" calcext:value-type="float">
            <text:p>1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JAN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FEB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MAR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APR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MAY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JUN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JUL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AUG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SEP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OCT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NOV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DEC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JAN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FEB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MAR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APR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MAY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JUN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JUL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AUG</text:p>
          </table:table-cell>
          <table:table-cell table:style-name="ce2" office:value-type="float" office:value="11.4" calcext:value-type="float">
            <text:p>1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SEP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OCT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NOV</text:p>
          </table:table-cell>
          <table:table-cell table:style-name="ce2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DEC</text:p>
          </table:table-cell>
          <table:table-cell table:style-name="ce2" office:value-type="float" office:value="11.2" calcext:value-type="float">
            <text:p>1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JAN</text:p>
          </table:table-cell>
          <table:table-cell table:style-name="ce2" office:value-type="float" office:value="11.2" calcext:value-type="float">
            <text:p>1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FEB</text:p>
          </table:table-cell>
          <table:table-cell table:style-name="ce2" office:value-type="float" office:value="11.1" calcext:value-type="float">
            <text:p>1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MAR</text:p>
          </table:table-cell>
          <table:table-cell table:style-name="ce2" office:value-type="float" office:value="11" calcext:value-type="float">
            <text:p>1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APR</text:p>
          </table:table-cell>
          <table:table-cell table:style-name="ce2" office:value-type="float" office:value="10.9" calcext:value-type="float">
            <text:p>1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MAY</text:p>
          </table:table-cell>
          <table:table-cell table:style-name="ce2" office:value-type="float" office:value="10.7" calcext:value-type="float">
            <text:p>1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JUN</text:p>
          </table:table-cell>
          <table:table-cell table:style-name="ce2" office:value-type="float" office:value="10.6" calcext:value-type="float">
            <text:p>1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JUL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AUG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SEP</text:p>
          </table:table-cell>
          <table:table-cell table:style-name="ce2" office:value-type="float" office:value="10" calcext:value-type="float">
            <text:p>1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OCT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NOV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DEC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JAN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FEB</text:p>
          </table:table-cell>
          <table:table-cell table:style-name="ce2" office:value-type="float" office:value="9.2" calcext:value-type="float">
            <text:p>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MAR</text:p>
          </table:table-cell>
          <table:table-cell table:style-name="ce2" office:value-type="float" office:value="9" calcext:value-type="float">
            <text:p>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APR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MAY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JUN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JUL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AUG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SEP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OCT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NOV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DEC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JAN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FEB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MAR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APR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MAY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JUN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JUL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AUG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SEP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OCT</text:p>
          </table:table-cell>
          <table:table-cell table:style-name="ce2" office:value-type="float" office:value="7" calcext:value-type="float">
            <text:p>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NOV</text:p>
          </table:table-cell>
          <table:table-cell table:style-name="ce2" office:value-type="float" office:value="7" calcext:value-type="float">
            <text:p>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DEC</text:p>
          </table:table-cell>
          <table:table-cell table:style-name="ce2" office:value-type="float" office:value="7" calcext:value-type="float">
            <text:p>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JAN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FEB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MAR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APR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MAY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JUN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JUL</text:p>
          </table:table-cell>
          <table:table-cell table:style-name="ce2" office:value-type="float" office:value="7" calcext:value-type="float">
            <text:p>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AUG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SEP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OCT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NOV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DEC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JAN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FEB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MAR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APR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MAY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JUN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JUL</text:p>
          </table:table-cell>
          <table:table-cell table:style-name="ce2" office:value-type="float" office:value="9" calcext:value-type="float">
            <text:p>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AUG</text:p>
          </table:table-cell>
          <table:table-cell table:style-name="ce2" office:value-type="float" office:value="9.2" calcext:value-type="float">
            <text:p>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SEP</text:p>
          </table:table-cell>
          <table:table-cell table:style-name="ce2" office:value-type="float" office:value="9.3" calcext:value-type="float">
            <text:p>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OCT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NOV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DEC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AN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FEB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MAR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APR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MAY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UN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UL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AUG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SEP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OCT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NOV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DEC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AN</text:p>
          </table:table-cell>
          <table:table-cell table:style-name="ce2" office:value-type="float" office:value="10.7" calcext:value-type="float">
            <text:p>1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FEB</text:p>
          </table:table-cell>
          <table:table-cell table:style-name="ce2" office:value-type="float" office:value="10.6" calcext:value-type="float">
            <text:p>1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MAR</text:p>
          </table:table-cell>
          <table:table-cell table:style-name="ce2" office:value-type="float" office:value="10.6" calcext:value-type="float">
            <text:p>1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APR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MAY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UN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UL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AUG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SEP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OCT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NOV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DEC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AN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FEB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MAR</text:p>
          </table:table-cell>
          <table:table-cell table:style-name="ce2" office:value-type="float" office:value="9.8" calcext:value-type="float">
            <text:p>9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APR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MAY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UN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UL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AUG</text:p>
          </table:table-cell>
          <table:table-cell table:style-name="ce2" office:value-type="float" office:value="9.4" calcext:value-type="float">
            <text:p>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SEP</text:p>
          </table:table-cell>
          <table:table-cell table:style-name="ce2" office:value-type="float" office:value="9.3" calcext:value-type="float">
            <text:p>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OCT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NOV</text:p>
          </table:table-cell>
          <table:table-cell table:style-name="ce2" office:value-type="float" office:value="9" calcext:value-type="float">
            <text:p>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DEC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AN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FEB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MAR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APR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MAY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UN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UL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AUG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SEP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OCT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NOV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DEC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AN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FEB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MAR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APR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MAY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UN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UL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AUG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SEP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OCT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NOV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DEC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AN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FEB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MAR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APR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MAY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UN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UL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AUG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SEP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OCT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NOV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DEC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AN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FEB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MAR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APR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MAY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UN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UL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AUG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SEP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OCT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NOV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DEC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AN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FEB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MAR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APR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MAY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UN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UL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AUG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SEP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OCT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NOV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DEC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AN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FEB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MAR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APR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MAY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UN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UL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AUG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SEP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OCT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NOV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DEC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AN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FEB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MAR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APR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MAY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UN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UL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AUG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SEP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OCT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NOV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DEC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AN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FEB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MAR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APR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MAY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UN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UL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AUG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SEP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OCT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NOV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DEC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AN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FEB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MAR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APR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MAY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UN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UL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AUG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SEP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OCT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NOV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DEC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AN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FEB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MAR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APR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MAY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UN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UL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AUG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SEP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OCT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NOV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DEC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AN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FEB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MAR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APR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MAY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UN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UL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AUG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SEP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OCT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NOV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DEC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AN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FEB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MAR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APR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MAY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UN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UL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AUG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SEP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OCT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NOV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DEC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AN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FEB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MAR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APR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MAY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UN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UL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AUG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SEP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OCT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NOV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DEC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AN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FEB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MAR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APR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MAY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UN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UL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AUG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SEP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OCT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NOV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DEC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AN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FEB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MAR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APR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MAY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UN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UL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AUG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SEP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OCT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NOV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DEC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AN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FEB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MAR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APR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MAY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UN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UL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AUG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SEP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OCT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NOV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DEC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AN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FEB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MAR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APR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MAY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UN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UL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AUG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SEP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OCT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NOV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DEC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AN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FEB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MAR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APR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MAY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UN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UL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AUG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SEP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OCT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NOV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DEC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AN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FEB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MAR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APR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MAY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UN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UL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AUG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SEP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OCT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NOV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DEC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AN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FEB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MAR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APR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MAY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UN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UL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AUG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SEP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OCT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NOV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DEC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AN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FEB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MAR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APR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MAY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UN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UL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AUG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SEP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OCT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NOV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DEC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AN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FEB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MAR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APR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MAY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UN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UL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AUG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SEP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OCT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NOV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DEC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AN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FEB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MAR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APR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MAY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UN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UL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AUG</text:p>
          </table:table-cell>
          <table:table-cell table:style-name="ce2" office:value-type="float" office:value="4.3" calcext:value-type="float">
            <text:p>4.3</text:p>
          </table:table-cell>
          <table:table-cell table:number-columns-repeated="1022"/>
        </table:table-row>
        <table:table-row table:style-name="ro1" table:number-rows-repeated="10477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t Unemp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LFS: ILO unemployment rate: Scotland: All: %: 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DID</text:p>
          </table:table-cell>
          <table:table-cell table:style-name="ce1" office:value-type="string" calcext:value-type="string">
            <text:p>YCN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 dataset ID</text:p>
          </table:table-cell>
          <table:table-cell table:style-name="ce1" office:value-type="string" calcext:value-type="string">
            <text:p>LM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Uni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lease date</text:p>
          </table:table-cell>
          <table:table-cell table:style-name="ce1" office:value-type="string" calcext:value-type="string">
            <text:p>15-11-20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xt release</text:p>
          </table:table-cell>
          <table:table-cell table:style-name="ce1" office:value-type="string" calcext:value-type="string">
            <text:p>13 December 20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ortant note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2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</text:p>
          </table:table-cell>
          <table:table-cell table:style-name="ce2" office:value-type="float" office:value="9.6" calcext:value-type="float">
            <text:p>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</text:p>
          </table:table-cell>
          <table:table-cell table:style-name="ce2" office:value-type="float" office:value="7" calcext:value-type="float">
            <text:p>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2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3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4</text:p>
          </table:table-cell>
          <table:table-cell table:style-name="ce2" office:value-type="float" office:value="10.8" calcext:value-type="float">
            <text:p>1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1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2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3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4</text:p>
          </table:table-cell>
          <table:table-cell table:style-name="ce2" office:value-type="float" office:value="10" calcext:value-type="float">
            <text:p>1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1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2</text:p>
          </table:table-cell>
          <table:table-cell table:style-name="ce2" office:value-type="float" office:value="10" calcext:value-type="float">
            <text:p>1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3</text:p>
          </table:table-cell>
          <table:table-cell table:style-name="ce2" office:value-type="float" office:value="9.3" calcext:value-type="float">
            <text:p>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4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1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2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3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4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1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2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3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4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1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2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3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4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1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2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3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4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1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2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3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4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1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2</text:p>
          </table:table-cell>
          <table:table-cell table:style-name="ce2" office:value-type="float" office:value="7" calcext:value-type="float">
            <text:p>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3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4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1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2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3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4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1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2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3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4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1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2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3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4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1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2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3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4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1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2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3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4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1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2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3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4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1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2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3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4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1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2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3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4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1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2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3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4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1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2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3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4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1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2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3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4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1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2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3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4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1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2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3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4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1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2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3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4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1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2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3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4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1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2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3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4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1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2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3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APR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MAY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UN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UL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AUG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SEP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OCT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NOV</text:p>
          </table:table-cell>
          <table:table-cell table:style-name="ce2" office:value-type="float" office:value="10.8" calcext:value-type="float">
            <text:p>1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DEC</text:p>
          </table:table-cell>
          <table:table-cell table:style-name="ce2" office:value-type="float" office:value="10.7" calcext:value-type="float">
            <text:p>1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AN</text:p>
          </table:table-cell>
          <table:table-cell table:style-name="ce2" office:value-type="float" office:value="10.8" calcext:value-type="float">
            <text:p>1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FEB</text:p>
          </table:table-cell>
          <table:table-cell table:style-name="ce2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MAR</text:p>
          </table:table-cell>
          <table:table-cell table:style-name="ce2" office:value-type="float" office:value="10.5" calcext:value-type="float">
            <text:p>1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APR</text:p>
          </table:table-cell>
          <table:table-cell table:style-name="ce2" office:value-type="float" office:value="10.3" calcext:value-type="float">
            <text:p>1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MAY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UN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UL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AUG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SEP</text:p>
          </table:table-cell>
          <table:table-cell table:style-name="ce2" office:value-type="float" office:value="10" calcext:value-type="float">
            <text:p>1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OCT</text:p>
          </table:table-cell>
          <table:table-cell table:style-name="ce2" office:value-type="float" office:value="9.7" calcext:value-type="float">
            <text:p>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NOV</text:p>
          </table:table-cell>
          <table:table-cell table:style-name="ce2" office:value-type="float" office:value="10" calcext:value-type="float">
            <text:p>1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DEC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AN</text:p>
          </table:table-cell>
          <table:table-cell table:style-name="ce2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FEB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MAR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APR</text:p>
          </table:table-cell>
          <table:table-cell table:style-name="ce2" office:value-type="float" office:value="10.1" calcext:value-type="float">
            <text:p>1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MAY</text:p>
          </table:table-cell>
          <table:table-cell table:style-name="ce2" office:value-type="float" office:value="10" calcext:value-type="float">
            <text:p>1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UN</text:p>
          </table:table-cell>
          <table:table-cell table:style-name="ce2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UL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AUG</text:p>
          </table:table-cell>
          <table:table-cell table:style-name="ce2" office:value-type="float" office:value="9.3" calcext:value-type="float">
            <text:p>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SEP</text:p>
          </table:table-cell>
          <table:table-cell table:style-name="ce2" office:value-type="float" office:value="9.2" calcext:value-type="float">
            <text:p>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OCT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NOV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DEC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AN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FEB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MAR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APR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MAY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UN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UL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AUG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SEP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OCT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NOV</text:p>
          </table:table-cell>
          <table:table-cell table:style-name="ce2" office:value-type="float" office:value="9.1" calcext:value-type="float">
            <text:p>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DEC</text:p>
          </table:table-cell>
          <table:table-cell table:style-name="ce2" office:value-type="float" office:value="9" calcext:value-type="float">
            <text:p>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AN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FEB</text:p>
          </table:table-cell>
          <table:table-cell table:style-name="ce2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MAR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APR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MAY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UN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UL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AUG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SEP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OCT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NOV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DEC</text:p>
          </table:table-cell>
          <table:table-cell table:style-name="ce2" office:value-type="float" office:value="9" calcext:value-type="float">
            <text:p>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AN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FEB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MAR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APR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MAY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UN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UL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AUG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SEP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OCT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NOV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DEC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AN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FEB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MAR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APR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MAY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UN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UL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AUG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SEP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OCT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NOV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DEC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AN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FEB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MAR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APR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MAY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UN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UL</text:p>
          </table:table-cell>
          <table:table-cell table:style-name="ce2" office:value-type="float" office:value="7" calcext:value-type="float">
            <text:p>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AUG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SEP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OCT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NOV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DEC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AN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FEB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MAR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APR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MAY</text:p>
          </table:table-cell>
          <table:table-cell table:style-name="ce2" office:value-type="float" office:value="7" calcext:value-type="float">
            <text:p>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UN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UL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AUG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SEP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OCT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NOV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DEC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AN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FEB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MAR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APR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MAY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UN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UL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AUG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SEP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OCT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NOV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DEC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AN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FEB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MAR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APR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MAY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UN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UL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AUG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SEP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OCT</text:p>
          </table:table-cell>
          <table:table-cell table:style-name="ce2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NOV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DEC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AN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FEB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MAR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APR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MAY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UN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UL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AUG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SEP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OCT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NOV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DEC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AN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FEB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MAR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APR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MAY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UN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UL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AUG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SEP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OCT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NOV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DEC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AN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FEB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MAR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APR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MAY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UN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UL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AUG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SEP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OCT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NOV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DEC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AN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FEB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MAR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APR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MAY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UN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UL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AUG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SEP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OCT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NOV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DEC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AN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FEB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MAR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APR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MAY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UN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UL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AUG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SEP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OCT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NOV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DEC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AN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FEB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MAR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APR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MAY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UN</text:p>
          </table:table-cell>
          <table:table-cell table:style-name="ce2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UL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AUG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SEP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OCT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NOV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DEC</text:p>
          </table:table-cell>
          <table:table-cell table:style-name="ce2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AN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FEB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MAR</text:p>
          </table:table-cell>
          <table:table-cell table:style-name="ce2" office:value-type="float" office:value="6.7" calcext:value-type="float">
            <text:p>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APR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MAY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UN</text:p>
          </table:table-cell>
          <table:table-cell table:style-name="ce2" office:value-type="float" office:value="7" calcext:value-type="float">
            <text:p>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UL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AUG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SEP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OCT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NOV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DEC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AN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FEB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MAR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APR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MAY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UN</text:p>
          </table:table-cell>
          <table:table-cell table:style-name="ce2" office:value-type="float" office:value="8.8" calcext:value-type="float">
            <text:p>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UL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AUG</text:p>
          </table:table-cell>
          <table:table-cell table:style-name="ce2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SEP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OCT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NOV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DEC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AN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FEB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MAR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APR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MAY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UN</text:p>
          </table:table-cell>
          <table:table-cell table:style-name="ce2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UL</text:p>
          </table:table-cell>
          <table:table-cell table:style-name="ce2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AUG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SEP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OCT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NOV</text:p>
          </table:table-cell>
          <table:table-cell table:style-name="ce2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DEC</text:p>
          </table:table-cell>
          <table:table-cell table:style-name="ce2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AN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FEB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MAR</text:p>
          </table:table-cell>
          <table:table-cell table:style-name="ce2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APR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MAY</text:p>
          </table:table-cell>
          <table:table-cell table:style-name="ce2" office:value-type="float" office:value="8" calcext:value-type="float">
            <text:p>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UN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UL</text:p>
          </table:table-cell>
          <table:table-cell table:style-name="ce2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AUG</text:p>
          </table:table-cell>
          <table:table-cell table:style-name="ce2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SEP</text:p>
          </table:table-cell>
          <table:table-cell table:style-name="ce2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OCT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NOV</text:p>
          </table:table-cell>
          <table:table-cell table:style-name="ce2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DEC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AN</text:p>
          </table:table-cell>
          <table:table-cell table:style-name="ce2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FEB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MAR</text:p>
          </table:table-cell>
          <table:table-cell table:style-name="ce2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APR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MAY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UN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UL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AUG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SEP</text:p>
          </table:table-cell>
          <table:table-cell table:style-name="ce2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OCT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NOV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DEC</text:p>
          </table:table-cell>
          <table:table-cell table:style-name="ce2" office:value-type="float" office:value="6.8" calcext:value-type="float">
            <text:p>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AN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FEB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MAR</text:p>
          </table:table-cell>
          <table:table-cell table:style-name="ce2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APR</text:p>
          </table:table-cell>
          <table:table-cell table:style-name="ce2" office:value-type="float" office:value="6.9" calcext:value-type="float">
            <text:p>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MAY</text:p>
          </table:table-cell>
          <table:table-cell table:style-name="ce2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UN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UL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AUG</text:p>
          </table:table-cell>
          <table:table-cell table:style-name="ce2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SEP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OCT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NOV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DEC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AN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FEB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MAR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APR</text:p>
          </table:table-cell>
          <table:table-cell table:style-name="ce2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MAY</text:p>
          </table:table-cell>
          <table:table-cell table:style-name="ce2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UN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UL</text:p>
          </table:table-cell>
          <table:table-cell table:style-name="ce2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AUG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SEP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OCT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NOV</text:p>
          </table:table-cell>
          <table:table-cell table:style-name="ce2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DEC</text:p>
          </table:table-cell>
          <table:table-cell table:style-name="ce2" office:value-type="float" office:value="6" calcext:value-type="float">
            <text:p>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AN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FEB</text:p>
          </table:table-cell>
          <table:table-cell table:style-name="ce2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MAR</text:p>
          </table:table-cell>
          <table:table-cell table:style-name="ce2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APR</text:p>
          </table:table-cell>
          <table:table-cell table:style-name="ce2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MAY</text:p>
          </table:table-cell>
          <table:table-cell table:style-name="ce2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UN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UL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AUG</text:p>
          </table:table-cell>
          <table:table-cell table:style-name="ce2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SEP</text:p>
          </table:table-cell>
          <table:table-cell table:style-name="ce2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OCT</text:p>
          </table:table-cell>
          <table:table-cell table:style-name="ce2" office:value-type="float" office:value="5" calcext:value-type="float">
            <text:p>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NOV</text:p>
          </table:table-cell>
          <table:table-cell table:style-name="ce2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DEC</text:p>
          </table:table-cell>
          <table:table-cell table:style-name="ce2" office:value-type="float" office:value="4.6" calcext:value-type="float">
            <text:p>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AN</text:p>
          </table:table-cell>
          <table:table-cell table:style-name="ce2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FEB</text:p>
          </table:table-cell>
          <table:table-cell table:style-name="ce2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MAR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APR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MAY</text:p>
          </table:table-cell>
          <table:table-cell table:style-name="ce2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UN</text:p>
          </table:table-cell>
          <table:table-cell table:style-name="ce2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UL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AUG</text:p>
          </table:table-cell>
          <table:table-cell table:style-name="ce2" office:value-type="float" office:value="4" calcext:value-type="float">
            <text:p>4.0</text:p>
          </table:table-cell>
          <table:table-cell table:number-columns-repeated="1022"/>
        </table:table-row>
        <table:table-row table:style-name="ro1" table:number-rows-repeated="10481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K act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LFS: Economic activity rate: UK: All: Aged 16-64 (%): 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DID</text:p>
          </table:table-cell>
          <table:table-cell table:style-name="ce1" office:value-type="string" calcext:value-type="string">
            <text:p>LF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 dataset ID</text:p>
          </table:table-cell>
          <table:table-cell table:style-name="ce1" office:value-type="string" calcext:value-type="string">
            <text:p>LM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Uni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lease date</text:p>
          </table:table-cell>
          <table:table-cell table:style-name="ce1" office:value-type="string" calcext:value-type="string">
            <text:p>15-11-20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xt release</text:p>
          </table:table-cell>
          <table:table-cell table:style-name="ce1" office:value-type="string" calcext:value-type="string">
            <text:p>13 December 20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ortant note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71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Q1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Q2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Q3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Q4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Q1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Q2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Q3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Q4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Q1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Q2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Q3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Q4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Q1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Q2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Q3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Q4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Q1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Q2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Q3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Q4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Q1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Q2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Q3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Q4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Q1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Q2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Q3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Q4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Q1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Q2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Q3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Q4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Q1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Q2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Q3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Q4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Q1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Q2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Q3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Q4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Q1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Q2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Q3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Q4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Q1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Q2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Q3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Q4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Q1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Q2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Q3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Q4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Q1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Q2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Q3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Q4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Q1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Q2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Q3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Q4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Q1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Q2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Q3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Q4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Q1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Q2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Q3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Q4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Q1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Q2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Q3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Q4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Q1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Q2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Q3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Q4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Q1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Q2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Q3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Q4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Q1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Q2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Q3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Q4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1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2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3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4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1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2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3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4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1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2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3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4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1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2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3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4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1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2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3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4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1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2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3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4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1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2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3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4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1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2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3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4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1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2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3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4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1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2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3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4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1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2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3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4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1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2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3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4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1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2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3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4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1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2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3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4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1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2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3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4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1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2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3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4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1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2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3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4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1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2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3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4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1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2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3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4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1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2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3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4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1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2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3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4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1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2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3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4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1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2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3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4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1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2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3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4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1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2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3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4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1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2</text:p>
          </table:table-cell>
          <table:table-cell table:style-name="ce2" office:value-type="float" office:value="78.7" calcext:value-type="float">
            <text:p>7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3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FEB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MAR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APR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MAY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JUN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JUL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AUG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SEP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OCT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NOV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1 DEC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JAN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FEB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MAR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APR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MAY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JUN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JUL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AUG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SEP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OCT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NOV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2 DEC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JAN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FEB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MAR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APR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MAY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JUN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JUL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AUG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SEP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OCT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NOV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3 DEC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JAN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FEB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MAR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APR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MAY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JUN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JUL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AUG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SEP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OCT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NOV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4 DEC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JAN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FEB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MAR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APR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MAY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JUN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JUL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AUG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SEP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OCT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NOV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5 DEC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JAN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FEB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MAR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APR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MAY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JUN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JUL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AUG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SEP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OCT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NOV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6 DEC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JAN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FEB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MAR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APR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MAY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JUN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JUL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AUG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SEP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OCT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NOV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7 DEC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JAN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FEB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MAR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APR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MAY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JUN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JUL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AUG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SEP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OCT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NOV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8 DEC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JAN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FEB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MAR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APR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MAY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JUN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JUL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AUG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SEP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OCT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NOV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79 DEC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JAN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FEB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MAR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APR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MAY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JUN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JUL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AUG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SEP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OCT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NOV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0 DEC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JAN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FEB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MAR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APR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MAY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JUN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JUL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AUG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SEP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OCT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NOV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1 DEC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JAN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FEB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MAR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APR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MAY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JUN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JUL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AUG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SEP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OCT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NOV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2 DEC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JAN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FEB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MAR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APR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MAY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JUN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JUL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AUG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SEP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OCT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NOV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3 DEC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JAN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FEB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MAR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APR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MAY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JUN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JUL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AUG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SEP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OCT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NOV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DEC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JAN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FEB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MAR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APR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MAY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JUN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JUL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AUG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SEP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OCT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NOV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DEC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JAN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FEB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MAR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APR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MAY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JUN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JUL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AUG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SEP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OCT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NOV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DEC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JAN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FEB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MAR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APR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MAY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JUN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JUL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AUG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SEP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OCT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NOV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DEC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JAN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FEB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MAR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APR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MAY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JUN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JUL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AUG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SEP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OCT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NOV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DEC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JAN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FEB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MAR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APR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MAY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JUN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JUL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AUG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SEP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OCT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NOV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DEC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JAN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FEB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MAR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APR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MAY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JUN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JUL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AUG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SEP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OCT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NOV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DEC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JAN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FEB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MAR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APR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MAY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JUN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JUL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AUG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SEP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OCT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NOV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DEC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AN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FEB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MAR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APR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MAY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UN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UL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AUG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SEP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OCT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NOV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DEC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AN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FEB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MAR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APR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MAY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UN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UL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AUG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SEP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OCT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NOV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DEC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AN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FEB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MAR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APR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MAY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UN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UL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AUG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SEP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OCT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NOV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DEC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AN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FEB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MAR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APR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MAY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UN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UL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AUG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SEP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OCT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NOV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DEC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AN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FEB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MAR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APR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MAY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UN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UL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AUG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SEP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OCT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NOV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DEC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AN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FEB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MAR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APR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MAY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UN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UL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AUG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SEP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OCT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NOV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DEC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AN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FEB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MAR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APR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MAY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UN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UL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AUG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SEP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OCT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NOV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DEC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AN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FEB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MAR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APR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MAY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UN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UL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AUG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SEP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OCT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NOV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DEC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AN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FEB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MAR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APR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MAY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UN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UL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AUG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SEP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OCT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NOV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DEC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AN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FEB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MAR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APR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MAY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UN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UL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AUG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SEP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OCT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NOV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DEC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AN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FEB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MAR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APR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MAY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UN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UL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AUG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SEP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OCT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NOV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DEC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AN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FEB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MAR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APR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MAY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UN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UL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AUG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SEP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OCT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NOV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DEC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AN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FEB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MAR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APR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MAY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UN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UL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AUG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SEP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OCT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NOV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DEC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AN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FEB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MAR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APR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MAY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UN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UL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AUG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SEP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OCT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NOV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DEC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AN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FEB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MAR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APR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MAY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UN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UL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AUG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SEP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OCT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NOV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DEC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AN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FEB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MAR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APR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MAY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UN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UL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AUG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SEP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OCT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NOV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DEC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AN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FEB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MAR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APR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MAY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UN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UL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AUG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SEP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OCT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NOV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DEC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AN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FEB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MAR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APR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MAY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UN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UL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AUG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SEP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OCT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NOV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DEC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AN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FEB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MAR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APR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MAY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UN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UL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AUG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SEP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OCT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NOV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DEC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AN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FEB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MAR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APR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MAY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UN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UL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AUG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SEP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OCT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NOV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DEC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AN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FEB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MAR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APR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MAY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UN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UL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AUG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SEP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OCT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NOV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DEC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AN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FEB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MAR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APR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MAY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UN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UL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AUG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SEP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OCT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NOV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DEC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AN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FEB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MAR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APR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MAY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UN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UL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AUG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SEP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OCT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NOV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DEC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AN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FEB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MAR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APR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MAY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UN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UL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AUG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SEP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OCT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NOV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DEC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AN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FEB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MAR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APR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MAY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UN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UL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AUG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SEP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OCT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NOV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DEC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AN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FEB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MAR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APR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MAY</text:p>
          </table:table-cell>
          <table:table-cell table:style-name="ce2" office:value-type="float" office:value="78.7" calcext:value-type="float">
            <text:p>7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UN</text:p>
          </table:table-cell>
          <table:table-cell table:style-name="ce2" office:value-type="float" office:value="78.8" calcext:value-type="float">
            <text:p>7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UL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AUG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 table:number-rows-repeated="10477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t act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LFS: Economic activity rate: Scotland: Aged 16-64: All: %: 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DID</text:p>
          </table:table-cell>
          <table:table-cell table:style-name="ce1" office:value-type="string" calcext:value-type="string">
            <text:p>LF3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 dataset ID</text:p>
          </table:table-cell>
          <table:table-cell table:style-name="ce1" office:value-type="string" calcext:value-type="string">
            <text:p>LM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Uni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lease date</text:p>
          </table:table-cell>
          <table:table-cell table:style-name="ce1" office:value-type="string" calcext:value-type="string">
            <text:p>15-11-20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xt release</text:p>
          </table:table-cell>
          <table:table-cell table:style-name="ce1" office:value-type="string" calcext:value-type="string">
            <text:p>13 December 20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ortant note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2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</text:p>
          </table:table-cell>
          <table:table-cell table:style-name="ce2" office:value-type="float" office:value="79.1" calcext:value-type="float">
            <text:p>7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2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3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4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1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2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3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4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1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2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3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4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1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2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3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4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1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2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3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4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1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2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3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4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1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2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3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4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1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2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3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4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1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2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3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4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1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2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3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4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1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2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3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4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1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2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3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4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1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2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3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4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1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2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3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4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1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2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3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4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1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2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3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4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1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2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3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4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1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2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3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4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1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2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3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4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1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2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3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4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1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2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3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4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1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2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3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4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1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2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3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4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1</text:p>
          </table:table-cell>
          <table:table-cell table:style-name="ce2" office:value-type="float" office:value="79.3" calcext:value-type="float">
            <text:p>7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2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3</text:p>
          </table:table-cell>
          <table:table-cell table:style-name="ce2" office:value-type="float" office:value="79" calcext:value-type="float">
            <text:p>7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4</text:p>
          </table:table-cell>
          <table:table-cell table:style-name="ce2" office:value-type="float" office:value="79.3" calcext:value-type="float">
            <text:p>7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1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2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3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4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1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2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3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APR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MAY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UN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UL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AUG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SEP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OCT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NOV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DEC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AN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FEB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MAR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APR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MAY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UN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UL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AUG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SEP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OCT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NOV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DEC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AN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FEB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MAR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APR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MAY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UN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UL</text:p>
          </table:table-cell>
          <table:table-cell table:style-name="ce2" office:value-type="float" office:value="75.6" calcext:value-type="float">
            <text:p>75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AUG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SEP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OCT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NOV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DEC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AN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FEB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MAR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APR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MAY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UN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UL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AUG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SEP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OCT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NOV</text:p>
          </table:table-cell>
          <table:table-cell table:style-name="ce2" office:value-type="float" office:value="75.1" calcext:value-type="float">
            <text:p>75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DEC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AN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FEB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MAR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APR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MAY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UN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UL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AUG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SEP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OCT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NOV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DEC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AN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FEB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MAR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APR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MAY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UN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UL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AUG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SEP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OCT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NOV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DEC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AN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FEB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MAR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APR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MAY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UN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UL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AUG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SEP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OCT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NOV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DEC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AN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FEB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MAR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APR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MAY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UN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UL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AUG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SEP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OCT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NOV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DEC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AN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FEB</text:p>
          </table:table-cell>
          <table:table-cell table:style-name="ce2" office:value-type="float" office:value="75.5" calcext:value-type="float">
            <text:p>75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MAR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APR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MAY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UN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UL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AUG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SEP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OCT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NOV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DEC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AN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FEB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MAR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APR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MAY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UN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UL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AUG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SEP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OCT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NOV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DEC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AN</text:p>
          </table:table-cell>
          <table:table-cell table:style-name="ce2" office:value-type="float" office:value="75.7" calcext:value-type="float">
            <text:p>75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FEB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MAR</text:p>
          </table:table-cell>
          <table:table-cell table:style-name="ce2" office:value-type="float" office:value="75.9" calcext:value-type="float">
            <text:p>75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APR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MAY</text:p>
          </table:table-cell>
          <table:table-cell table:style-name="ce2" office:value-type="float" office:value="76.1" calcext:value-type="float">
            <text:p>76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UN</text:p>
          </table:table-cell>
          <table:table-cell table:style-name="ce2" office:value-type="float" office:value="76" calcext:value-type="float">
            <text:p>76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UL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AUG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SEP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OCT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NOV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DEC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AN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FEB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MAR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APR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MAY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UN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UL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AUG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SEP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OCT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NOV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DEC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AN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FEB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MAR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APR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MAY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UN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UL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AUG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SEP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OCT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NOV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DEC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AN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FEB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MAR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APR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MAY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UN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UL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AUG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SEP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OCT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NOV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DEC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AN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FEB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MAR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APR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MAY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UN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UL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AUG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SEP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OCT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NOV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DEC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AN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FEB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MAR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APR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MAY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UN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UL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AUG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SEP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OCT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NOV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DEC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AN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FEB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MAR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APR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MAY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UN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UL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AUG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SEP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OCT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NOV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DEC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AN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FEB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MAR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APR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MAY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UN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UL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AUG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SEP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OCT</text:p>
          </table:table-cell>
          <table:table-cell table:style-name="ce2" office:value-type="float" office:value="77.9" calcext:value-type="float">
            <text:p>7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NOV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DEC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AN</text:p>
          </table:table-cell>
          <table:table-cell table:style-name="ce2" office:value-type="float" office:value="76.6" calcext:value-type="float">
            <text:p>7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FEB</text:p>
          </table:table-cell>
          <table:table-cell table:style-name="ce2" office:value-type="float" office:value="76.3" calcext:value-type="float">
            <text:p>76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MAR</text:p>
          </table:table-cell>
          <table:table-cell table:style-name="ce2" office:value-type="float" office:value="76.2" calcext:value-type="float">
            <text:p>76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APR</text:p>
          </table:table-cell>
          <table:table-cell table:style-name="ce2" office:value-type="float" office:value="76.4" calcext:value-type="float">
            <text:p>76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MAY</text:p>
          </table:table-cell>
          <table:table-cell table:style-name="ce2" office:value-type="float" office:value="76.7" calcext:value-type="float">
            <text:p>76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UN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UL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AUG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SEP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OCT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NOV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DEC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AN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FEB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MAR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APR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MAY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UN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UL</text:p>
          </table:table-cell>
          <table:table-cell table:style-name="ce2" office:value-type="float" office:value="77.2" calcext:value-type="float">
            <text:p>77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AUG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SEP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OCT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NOV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DEC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AN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FEB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MAR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APR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MAY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UN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UL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AUG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SEP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OCT</text:p>
          </table:table-cell>
          <table:table-cell table:style-name="ce2" office:value-type="float" office:value="76.8" calcext:value-type="float">
            <text:p>7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NOV</text:p>
          </table:table-cell>
          <table:table-cell table:style-name="ce2" office:value-type="float" office:value="76.9" calcext:value-type="float">
            <text:p>7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DEC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AN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FEB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MAR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APR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MAY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UN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UL</text:p>
          </table:table-cell>
          <table:table-cell table:style-name="ce2" office:value-type="float" office:value="78.7" calcext:value-type="float">
            <text:p>7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AUG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SEP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OCT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NOV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DEC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AN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FEB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MAR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APR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MAY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UN</text:p>
          </table:table-cell>
          <table:table-cell table:style-name="ce2" office:value-type="float" office:value="78.7" calcext:value-type="float">
            <text:p>7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UL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AUG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SEP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OCT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NOV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DEC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AN</text:p>
          </table:table-cell>
          <table:table-cell table:style-name="ce2" office:value-type="float" office:value="79" calcext:value-type="float">
            <text:p>7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FEB</text:p>
          </table:table-cell>
          <table:table-cell table:style-name="ce2" office:value-type="float" office:value="79.3" calcext:value-type="float">
            <text:p>7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MAR</text:p>
          </table:table-cell>
          <table:table-cell table:style-name="ce2" office:value-type="float" office:value="79.1" calcext:value-type="float">
            <text:p>7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APR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MAY</text:p>
          </table:table-cell>
          <table:table-cell table:style-name="ce2" office:value-type="float" office:value="78.6" calcext:value-type="float">
            <text:p>7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UN</text:p>
          </table:table-cell>
          <table:table-cell table:style-name="ce2" office:value-type="float" office:value="78.8" calcext:value-type="float">
            <text:p>7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UL</text:p>
          </table:table-cell>
          <table:table-cell table:style-name="ce2" office:value-type="float" office:value="78.8" calcext:value-type="float">
            <text:p>7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AUG</text:p>
          </table:table-cell>
          <table:table-cell table:style-name="ce2" office:value-type="float" office:value="79" calcext:value-type="float">
            <text:p>7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SEP</text:p>
          </table:table-cell>
          <table:table-cell table:style-name="ce2" office:value-type="float" office:value="78.9" calcext:value-type="float">
            <text:p>7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OCT</text:p>
          </table:table-cell>
          <table:table-cell table:style-name="ce2" office:value-type="float" office:value="79.2" calcext:value-type="float">
            <text:p>7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NOV</text:p>
          </table:table-cell>
          <table:table-cell table:style-name="ce2" office:value-type="float" office:value="79.3" calcext:value-type="float">
            <text:p>7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DEC</text:p>
          </table:table-cell>
          <table:table-cell table:style-name="ce2" office:value-type="float" office:value="79.3" calcext:value-type="float">
            <text:p>7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AN</text:p>
          </table:table-cell>
          <table:table-cell table:style-name="ce2" office:value-type="float" office:value="78.8" calcext:value-type="float">
            <text:p>7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FEB</text:p>
          </table:table-cell>
          <table:table-cell table:style-name="ce2" office:value-type="float" office:value="78" calcext:value-type="float">
            <text:p>7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MAR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APR</text:p>
          </table:table-cell>
          <table:table-cell table:style-name="ce2" office:value-type="float" office:value="78.3" calcext:value-type="float">
            <text:p>7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MAY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UN</text:p>
          </table:table-cell>
          <table:table-cell table:style-name="ce2" office:value-type="float" office:value="77.8" calcext:value-type="float">
            <text:p>7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UL</text:p>
          </table:table-cell>
          <table:table-cell table:style-name="ce2" office:value-type="float" office:value="77.6" calcext:value-type="float">
            <text:p>77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AUG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SEP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OCT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NOV</text:p>
          </table:table-cell>
          <table:table-cell table:style-name="ce2" office:value-type="float" office:value="77.7" calcext:value-type="float">
            <text:p>7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DEC</text:p>
          </table:table-cell>
          <table:table-cell table:style-name="ce2" office:value-type="float" office:value="77.4" calcext:value-type="float">
            <text:p>7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AN</text:p>
          </table:table-cell>
          <table:table-cell table:style-name="ce2" office:value-type="float" office:value="77" calcext:value-type="float">
            <text:p>7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FEB</text:p>
          </table:table-cell>
          <table:table-cell table:style-name="ce2" office:value-type="float" office:value="77.5" calcext:value-type="float">
            <text:p>7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MAR</text:p>
          </table:table-cell>
          <table:table-cell table:style-name="ce2" office:value-type="float" office:value="77.3" calcext:value-type="float">
            <text:p>77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APR</text:p>
          </table:table-cell>
          <table:table-cell table:style-name="ce2" office:value-type="float" office:value="77.1" calcext:value-type="float">
            <text:p>7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MAY</text:p>
          </table:table-cell>
          <table:table-cell table:style-name="ce2" office:value-type="float" office:value="78.2" calcext:value-type="float">
            <text:p>7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UN</text:p>
          </table:table-cell>
          <table:table-cell table:style-name="ce2" office:value-type="float" office:value="78.8" calcext:value-type="float">
            <text:p>7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UL</text:p>
          </table:table-cell>
          <table:table-cell table:style-name="ce2" office:value-type="float" office:value="78.5" calcext:value-type="float">
            <text:p>7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AUG</text:p>
          </table:table-cell>
          <table:table-cell table:style-name="ce2" office:value-type="float" office:value="78.4" calcext:value-type="float">
            <text:p>78.4</text:p>
          </table:table-cell>
          <table:table-cell table:number-columns-repeated="1022"/>
        </table:table-row>
        <table:table-row table:style-name="ro1" table:number-rows-repeated="10481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t Emp Rate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LFS: Employment rate: Scotland: Aged 16-64: All: %: 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DID</text:p>
          </table:table-cell>
          <table:table-cell table:style-name="ce1" office:value-type="string" calcext:value-type="string">
            <text:p>LF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 dataset ID</text:p>
          </table:table-cell>
          <table:table-cell table:style-name="ce1" office:value-type="string" calcext:value-type="string">
            <text:p>LM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Uni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lease date</text:p>
          </table:table-cell>
          <table:table-cell table:style-name="ce1" office:value-type="string" calcext:value-type="string">
            <text:p>15-11-20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xt release</text:p>
          </table:table-cell>
          <table:table-cell table:style-name="ce1" office:value-type="string" calcext:value-type="string">
            <text:p>13 December 20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ortant note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2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</text:p>
          </table:table-cell>
          <table:table-cell table:style-name="ce2" office:value-type="float" office:value="67.1" calcext:value-type="float">
            <text:p>6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</text:p>
          </table:table-cell>
          <table:table-cell table:style-name="ce2" office:value-type="float" office:value="68.2" calcext:value-type="float">
            <text:p>6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</text:p>
          </table:table-cell>
          <table:table-cell table:style-name="ce2" office:value-type="float" office:value="67.9" calcext:value-type="float">
            <text:p>6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</text:p>
          </table:table-cell>
          <table:table-cell table:style-name="ce2" office:value-type="float" office:value="69.1" calcext:value-type="float">
            <text:p>6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</text:p>
          </table:table-cell>
          <table:table-cell table:style-name="ce2" office:value-type="float" office:value="69.4" calcext:value-type="float">
            <text:p>6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</text:p>
          </table:table-cell>
          <table:table-cell table:style-name="ce2" office:value-type="float" office:value="72.1" calcext:value-type="float">
            <text:p>72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</text:p>
          </table:table-cell>
          <table:table-cell table:style-name="ce2" office:value-type="float" office:value="73.8" calcext:value-type="float">
            <text:p>7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</text:p>
          </table:table-cell>
          <table:table-cell table:style-name="ce2" office:value-type="float" office:value="73.7" calcext:value-type="float">
            <text:p>7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2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3</text:p>
          </table:table-cell>
          <table:table-cell table:style-name="ce2" office:value-type="float" office:value="68" calcext:value-type="float">
            <text:p>6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4</text:p>
          </table:table-cell>
          <table:table-cell table:style-name="ce2" office:value-type="float" office:value="66.9" calcext:value-type="float">
            <text:p>6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1</text:p>
          </table:table-cell>
          <table:table-cell table:style-name="ce2" office:value-type="float" office:value="66.9" calcext:value-type="float">
            <text:p>6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2</text:p>
          </table:table-cell>
          <table:table-cell table:style-name="ce2" office:value-type="float" office:value="66.9" calcext:value-type="float">
            <text:p>6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3</text:p>
          </table:table-cell>
          <table:table-cell table:style-name="ce2" office:value-type="float" office:value="67" calcext:value-type="float">
            <text:p>6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4</text:p>
          </table:table-cell>
          <table:table-cell table:style-name="ce2" office:value-type="float" office:value="67.4" calcext:value-type="float">
            <text:p>6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1</text:p>
          </table:table-cell>
          <table:table-cell table:style-name="ce2" office:value-type="float" office:value="68" calcext:value-type="float">
            <text:p>6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2</text:p>
          </table:table-cell>
          <table:table-cell table:style-name="ce2" office:value-type="float" office:value="68" calcext:value-type="float">
            <text:p>6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3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4</text:p>
          </table:table-cell>
          <table:table-cell table:style-name="ce2" office:value-type="float" office:value="68.3" calcext:value-type="float">
            <text:p>6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1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2</text:p>
          </table:table-cell>
          <table:table-cell table:style-name="ce2" office:value-type="float" office:value="68.6" calcext:value-type="float">
            <text:p>6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3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4</text:p>
          </table:table-cell>
          <table:table-cell table:style-name="ce2" office:value-type="float" office:value="68.2" calcext:value-type="float">
            <text:p>6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1</text:p>
          </table:table-cell>
          <table:table-cell table:style-name="ce2" office:value-type="float" office:value="67.7" calcext:value-type="float">
            <text:p>6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2</text:p>
          </table:table-cell>
          <table:table-cell table:style-name="ce2" office:value-type="float" office:value="68.1" calcext:value-type="float">
            <text:p>6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3</text:p>
          </table:table-cell>
          <table:table-cell table:style-name="ce2" office:value-type="float" office:value="67.9" calcext:value-type="float">
            <text:p>6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4</text:p>
          </table:table-cell>
          <table:table-cell table:style-name="ce2" office:value-type="float" office:value="67.9" calcext:value-type="float">
            <text:p>6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1</text:p>
          </table:table-cell>
          <table:table-cell table:style-name="ce2" office:value-type="float" office:value="68.1" calcext:value-type="float">
            <text:p>6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2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3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4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1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2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3</text:p>
          </table:table-cell>
          <table:table-cell table:style-name="ce2" office:value-type="float" office:value="68.6" calcext:value-type="float">
            <text:p>6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4</text:p>
          </table:table-cell>
          <table:table-cell table:style-name="ce2" office:value-type="float" office:value="69.1" calcext:value-type="float">
            <text:p>6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1</text:p>
          </table:table-cell>
          <table:table-cell table:style-name="ce2"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2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3</text:p>
          </table:table-cell>
          <table:table-cell table:style-name="ce2" office:value-type="float" office:value="69.7" calcext:value-type="float">
            <text:p>6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4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1</text:p>
          </table:table-cell>
          <table:table-cell table:style-name="ce2" office:value-type="float" office:value="69.8" calcext:value-type="float">
            <text:p>69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2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3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4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1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2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3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4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1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2</text:p>
          </table:table-cell>
          <table:table-cell table:style-name="ce2" office:value-type="float" office:value="71.3" calcext:value-type="float">
            <text:p>7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3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4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1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2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3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4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1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2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3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4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1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2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3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4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1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2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3</text:p>
          </table:table-cell>
          <table:table-cell table:style-name="ce2" office:value-type="float" office:value="73.5" calcext:value-type="float">
            <text:p>7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4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1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2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3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4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1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2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3</text:p>
          </table:table-cell>
          <table:table-cell table:style-name="ce2" office:value-type="float" office:value="73.9" calcext:value-type="float">
            <text:p>7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4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1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2</text:p>
          </table:table-cell>
          <table:table-cell table:style-name="ce2" office:value-type="float" office:value="72" calcext:value-type="float">
            <text:p>72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3</text:p>
          </table:table-cell>
          <table:table-cell table:style-name="ce2" office:value-type="float" office:value="71.8" calcext:value-type="float">
            <text:p>7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4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1</text:p>
          </table:table-cell>
          <table:table-cell table:style-name="ce2" office:value-type="float" office:value="69.9" calcext:value-type="float">
            <text:p>6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2</text:p>
          </table:table-cell>
          <table:table-cell table:style-name="ce2" office:value-type="float" office:value="70.1" calcext:value-type="float">
            <text:p>7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3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4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1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2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3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4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1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2</text:p>
          </table:table-cell>
          <table:table-cell table:style-name="ce2" office:value-type="float" office:value="71.3" calcext:value-type="float">
            <text:p>7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3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4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1</text:p>
          </table:table-cell>
          <table:table-cell table:style-name="ce2" office:value-type="float" office:value="71.7" calcext:value-type="float">
            <text:p>7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2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3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4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1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2</text:p>
          </table:table-cell>
          <table:table-cell table:style-name="ce2" office:value-type="float" office:value="73.5" calcext:value-type="float">
            <text:p>7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3</text:p>
          </table:table-cell>
          <table:table-cell table:style-name="ce2" office:value-type="float" office:value="73.9" calcext:value-type="float">
            <text:p>7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4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1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2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3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4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1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2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3</text:p>
          </table:table-cell>
          <table:table-cell table:style-name="ce2" office:value-type="float" office:value="73.6" calcext:value-type="float">
            <text:p>7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4</text:p>
          </table:table-cell>
          <table:table-cell table:style-name="ce2" office:value-type="float" office:value="73.8" calcext:value-type="float">
            <text:p>7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1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2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3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APR</text:p>
          </table:table-cell>
          <table:table-cell table:style-name="ce2" office:value-type="float" office:value="68.9" calcext:value-type="float">
            <text:p>6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MAY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UN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UL</text:p>
          </table:table-cell>
          <table:table-cell table:style-name="ce2" office:value-type="float" office:value="68.1" calcext:value-type="float">
            <text:p>6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AUG</text:p>
          </table:table-cell>
          <table:table-cell table:style-name="ce2" office:value-type="float" office:value="68" calcext:value-type="float">
            <text:p>6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SEP</text:p>
          </table:table-cell>
          <table:table-cell table:style-name="ce2" office:value-type="float" office:value="67.5" calcext:value-type="float">
            <text:p>6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OCT</text:p>
          </table:table-cell>
          <table:table-cell table:style-name="ce2" office:value-type="float" office:value="67.5" calcext:value-type="float">
            <text:p>6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NOV</text:p>
          </table:table-cell>
          <table:table-cell table:style-name="ce2" office:value-type="float" office:value="66.9" calcext:value-type="float">
            <text:p>6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DEC</text:p>
          </table:table-cell>
          <table:table-cell table:style-name="ce2" office:value-type="float" office:value="67" calcext:value-type="float">
            <text:p>6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AN</text:p>
          </table:table-cell>
          <table:table-cell table:style-name="ce2" office:value-type="float" office:value="66.6" calcext:value-type="float">
            <text:p>6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FEB</text:p>
          </table:table-cell>
          <table:table-cell table:style-name="ce2" office:value-type="float" office:value="66.9" calcext:value-type="float">
            <text:p>6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MAR</text:p>
          </table:table-cell>
          <table:table-cell table:style-name="ce2" office:value-type="float" office:value="66.8" calcext:value-type="float">
            <text:p>6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APR</text:p>
          </table:table-cell>
          <table:table-cell table:style-name="ce2" office:value-type="float" office:value="66.8" calcext:value-type="float">
            <text:p>66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MAY</text:p>
          </table:table-cell>
          <table:table-cell table:style-name="ce2" office:value-type="float" office:value="66.9" calcext:value-type="float">
            <text:p>6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UN</text:p>
          </table:table-cell>
          <table:table-cell table:style-name="ce2" office:value-type="float" office:value="66.9" calcext:value-type="float">
            <text:p>66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UL</text:p>
          </table:table-cell>
          <table:table-cell table:style-name="ce2" office:value-type="float" office:value="66.6" calcext:value-type="float">
            <text:p>66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AUG</text:p>
          </table:table-cell>
          <table:table-cell table:style-name="ce2" office:value-type="float" office:value="67" calcext:value-type="float">
            <text:p>67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SEP</text:p>
          </table:table-cell>
          <table:table-cell table:style-name="ce2" office:value-type="float" office:value="67.1" calcext:value-type="float">
            <text:p>67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OCT</text:p>
          </table:table-cell>
          <table:table-cell table:style-name="ce2" office:value-type="float" office:value="67.5" calcext:value-type="float">
            <text:p>67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NOV</text:p>
          </table:table-cell>
          <table:table-cell table:style-name="ce2" office:value-type="float" office:value="67.4" calcext:value-type="float">
            <text:p>67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DEC</text:p>
          </table:table-cell>
          <table:table-cell table:style-name="ce2" office:value-type="float" office:value="67.7" calcext:value-type="float">
            <text:p>6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AN</text:p>
          </table:table-cell>
          <table:table-cell table:style-name="ce2" office:value-type="float" office:value="68" calcext:value-type="float">
            <text:p>6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FEB</text:p>
          </table:table-cell>
          <table:table-cell table:style-name="ce2" office:value-type="float" office:value="68" calcext:value-type="float">
            <text:p>6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MAR</text:p>
          </table:table-cell>
          <table:table-cell table:style-name="ce2" office:value-type="float" office:value="68.1" calcext:value-type="float">
            <text:p>6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APR</text:p>
          </table:table-cell>
          <table:table-cell table:style-name="ce2" office:value-type="float" office:value="68" calcext:value-type="float">
            <text:p>6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MAY</text:p>
          </table:table-cell>
          <table:table-cell table:style-name="ce2" office:value-type="float" office:value="68" calcext:value-type="float">
            <text:p>6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UN</text:p>
          </table:table-cell>
          <table:table-cell table:style-name="ce2" office:value-type="float" office:value="68.4" calcext:value-type="float">
            <text:p>6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UL</text:p>
          </table:table-cell>
          <table:table-cell table:style-name="ce2" office:value-type="float" office:value="68.4" calcext:value-type="float">
            <text:p>6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AUG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SEP</text:p>
          </table:table-cell>
          <table:table-cell table:style-name="ce2" office:value-type="float" office:value="68.4" calcext:value-type="float">
            <text:p>6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OCT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NOV</text:p>
          </table:table-cell>
          <table:table-cell table:style-name="ce2" office:value-type="float" office:value="68.3" calcext:value-type="float">
            <text:p>6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DEC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AN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FEB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MAR</text:p>
          </table:table-cell>
          <table:table-cell table:style-name="ce2" office:value-type="float" office:value="68.6" calcext:value-type="float">
            <text:p>6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APR</text:p>
          </table:table-cell>
          <table:table-cell table:style-name="ce2" office:value-type="float" office:value="68.6" calcext:value-type="float">
            <text:p>6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MAY</text:p>
          </table:table-cell>
          <table:table-cell table:style-name="ce2" office:value-type="float" office:value="68.6" calcext:value-type="float">
            <text:p>6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UN</text:p>
          </table:table-cell>
          <table:table-cell table:style-name="ce2" office:value-type="float" office:value="68.4" calcext:value-type="float">
            <text:p>6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UL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AUG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SEP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OCT</text:p>
          </table:table-cell>
          <table:table-cell table:style-name="ce2" office:value-type="float" office:value="68.4" calcext:value-type="float">
            <text:p>6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NOV</text:p>
          </table:table-cell>
          <table:table-cell table:style-name="ce2" office:value-type="float" office:value="68.2" calcext:value-type="float">
            <text:p>6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DEC</text:p>
          </table:table-cell>
          <table:table-cell table:style-name="ce2" office:value-type="float" office:value="68.2" calcext:value-type="float">
            <text:p>6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AN</text:p>
          </table:table-cell>
          <table:table-cell table:style-name="ce2" office:value-type="float" office:value="67.9" calcext:value-type="float">
            <text:p>6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FEB</text:p>
          </table:table-cell>
          <table:table-cell table:style-name="ce2" office:value-type="float" office:value="67.7" calcext:value-type="float">
            <text:p>6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MAR</text:p>
          </table:table-cell>
          <table:table-cell table:style-name="ce2" office:value-type="float" office:value="67.8" calcext:value-type="float">
            <text:p>6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APR</text:p>
          </table:table-cell>
          <table:table-cell table:style-name="ce2" office:value-type="float" office:value="67.8" calcext:value-type="float">
            <text:p>6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MAY</text:p>
          </table:table-cell>
          <table:table-cell table:style-name="ce2" office:value-type="float" office:value="68.1" calcext:value-type="float">
            <text:p>6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UN</text:p>
          </table:table-cell>
          <table:table-cell table:style-name="ce2" office:value-type="float" office:value="68.3" calcext:value-type="float">
            <text:p>6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UL</text:p>
          </table:table-cell>
          <table:table-cell table:style-name="ce2" office:value-type="float" office:value="68.2" calcext:value-type="float">
            <text:p>6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AUG</text:p>
          </table:table-cell>
          <table:table-cell table:style-name="ce2" office:value-type="float" office:value="67.9" calcext:value-type="float">
            <text:p>6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SEP</text:p>
          </table:table-cell>
          <table:table-cell table:style-name="ce2" office:value-type="float" office:value="67.7" calcext:value-type="float">
            <text:p>67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OCT</text:p>
          </table:table-cell>
          <table:table-cell table:style-name="ce2" office:value-type="float" office:value="67.8" calcext:value-type="float">
            <text:p>6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NOV</text:p>
          </table:table-cell>
          <table:table-cell table:style-name="ce2" office:value-type="float" office:value="67.9" calcext:value-type="float">
            <text:p>6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DEC</text:p>
          </table:table-cell>
          <table:table-cell table:style-name="ce2" office:value-type="float" office:value="67.8" calcext:value-type="float">
            <text:p>67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AN</text:p>
          </table:table-cell>
          <table:table-cell table:style-name="ce2" office:value-type="float" office:value="68.2" calcext:value-type="float">
            <text:p>6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FEB</text:p>
          </table:table-cell>
          <table:table-cell table:style-name="ce2" office:value-type="float" office:value="68.1" calcext:value-type="float">
            <text:p>68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MAR</text:p>
          </table:table-cell>
          <table:table-cell table:style-name="ce2" office:value-type="float" office:value="68.3" calcext:value-type="float">
            <text:p>6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APR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MAY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UN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UL</text:p>
          </table:table-cell>
          <table:table-cell table:style-name="ce2" office:value-type="float" office:value="68.4" calcext:value-type="float">
            <text:p>6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AUG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SEP</text:p>
          </table:table-cell>
          <table:table-cell table:style-name="ce2"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OCT</text:p>
          </table:table-cell>
          <table:table-cell table:style-name="ce2" office:value-type="float" office:value="69.1" calcext:value-type="float">
            <text:p>6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NOV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DEC</text:p>
          </table:table-cell>
          <table:table-cell table:style-name="ce2" office:value-type="float" office:value="69.7" calcext:value-type="float">
            <text:p>6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AN</text:p>
          </table:table-cell>
          <table:table-cell table:style-name="ce2" office:value-type="float" office:value="69.7" calcext:value-type="float">
            <text:p>6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FEB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MAR</text:p>
          </table:table-cell>
          <table:table-cell table:style-name="ce2" office:value-type="float" office:value="69.6" calcext:value-type="float">
            <text:p>6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APR</text:p>
          </table:table-cell>
          <table:table-cell table:style-name="ce2" office:value-type="float" office:value="69.4" calcext:value-type="float">
            <text:p>6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MAY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UN</text:p>
          </table:table-cell>
          <table:table-cell table:style-name="ce2" office:value-type="float" office:value="69.1" calcext:value-type="float">
            <text:p>6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UL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AUG</text:p>
          </table:table-cell>
          <table:table-cell table:style-name="ce2" office:value-type="float" office:value="68.6" calcext:value-type="float">
            <text:p>6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SEP</text:p>
          </table:table-cell>
          <table:table-cell table:style-name="ce2" office:value-type="float" office:value="69" calcext:value-type="float">
            <text:p>6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OCT</text:p>
          </table:table-cell>
          <table:table-cell table:style-name="ce2" office:value-type="float" office:value="69.9" calcext:value-type="float">
            <text:p>6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NOV</text:p>
          </table:table-cell>
          <table:table-cell table:style-name="ce2" office:value-type="float" office:value="69.1" calcext:value-type="float">
            <text:p>6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DEC</text:p>
          </table:table-cell>
          <table:table-cell table:style-name="ce2" office:value-type="float" office:value="69.1" calcext:value-type="float">
            <text:p>6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AN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FEB</text:p>
          </table:table-cell>
          <table:table-cell table:style-name="ce2"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MAR</text:p>
          </table:table-cell>
          <table:table-cell table:style-name="ce2" office:value-type="float" office:value="69.4" calcext:value-type="float">
            <text:p>6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APR</text:p>
          </table:table-cell>
          <table:table-cell table:style-name="ce2" office:value-type="float" office:value="69.1" calcext:value-type="float">
            <text:p>6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MAY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UN</text:p>
          </table:table-cell>
          <table:table-cell table:style-name="ce2"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UL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AUG</text:p>
          </table:table-cell>
          <table:table-cell table:style-name="ce2" office:value-type="float" office:value="69.7" calcext:value-type="float">
            <text:p>6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SEP</text:p>
          </table:table-cell>
          <table:table-cell table:style-name="ce2" office:value-type="float" office:value="69.7" calcext:value-type="float">
            <text:p>6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OCT</text:p>
          </table:table-cell>
          <table:table-cell table:style-name="ce2" office:value-type="float" office:value="69.4" calcext:value-type="float">
            <text:p>6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NOV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DEC</text:p>
          </table:table-cell>
          <table:table-cell table:style-name="ce2" office:value-type="float" office:value="69.7" calcext:value-type="float">
            <text:p>6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AN</text:p>
          </table:table-cell>
          <table:table-cell table:style-name="ce2" office:value-type="float" office:value="69.7" calcext:value-type="float">
            <text:p>6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FEB</text:p>
          </table:table-cell>
          <table:table-cell table:style-name="ce2" office:value-type="float" office:value="69.8" calcext:value-type="float">
            <text:p>69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MAR</text:p>
          </table:table-cell>
          <table:table-cell table:style-name="ce2" office:value-type="float" office:value="69.6" calcext:value-type="float">
            <text:p>6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APR</text:p>
          </table:table-cell>
          <table:table-cell table:style-name="ce2" office:value-type="float" office:value="70.1" calcext:value-type="float">
            <text:p>7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MAY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UN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UL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AUG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SEP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OCT</text:p>
          </table:table-cell>
          <table:table-cell table:style-name="ce2" office:value-type="float" office:value="71.7" calcext:value-type="float">
            <text:p>7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NOV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DEC</text:p>
          </table:table-cell>
          <table:table-cell table:style-name="ce2" office:value-type="float" office:value="71.8" calcext:value-type="float">
            <text:p>7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AN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FEB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MAR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APR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MAY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UN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UL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AUG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SEP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OCT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NOV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DEC</text:p>
          </table:table-cell>
          <table:table-cell table:style-name="ce2" office:value-type="float" office:value="70.8" calcext:value-type="float">
            <text:p>7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AN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FEB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MAR</text:p>
          </table:table-cell>
          <table:table-cell table:style-name="ce2" office:value-type="float" office:value="70.8" calcext:value-type="float">
            <text:p>7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APR</text:p>
          </table:table-cell>
          <table:table-cell table:style-name="ce2" office:value-type="float" office:value="71.3" calcext:value-type="float">
            <text:p>7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MAY</text:p>
          </table:table-cell>
          <table:table-cell table:style-name="ce2" office:value-type="float" office:value="71.3" calcext:value-type="float">
            <text:p>7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UN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UL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AUG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SEP</text:p>
          </table:table-cell>
          <table:table-cell table:style-name="ce2" office:value-type="float" office:value="71.8" calcext:value-type="float">
            <text:p>7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OCT</text:p>
          </table:table-cell>
          <table:table-cell table:style-name="ce2" office:value-type="float" office:value="72" calcext:value-type="float">
            <text:p>72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NOV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DEC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AN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FEB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MAR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APR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MAY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UN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UL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AUG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SEP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OCT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NOV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DEC</text:p>
          </table:table-cell>
          <table:table-cell table:style-name="ce2" office:value-type="float" office:value="72.1" calcext:value-type="float">
            <text:p>72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AN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FEB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MAR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APR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MAY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UN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UL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AUG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SEP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OCT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NOV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DEC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AN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FEB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MAR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APR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MAY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UN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UL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AUG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SEP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OCT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NOV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DEC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AN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FEB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MAR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APR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MAY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UN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UL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AUG</text:p>
          </table:table-cell>
          <table:table-cell table:style-name="ce2" office:value-type="float" office:value="73.5" calcext:value-type="float">
            <text:p>7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SEP</text:p>
          </table:table-cell>
          <table:table-cell table:style-name="ce2" office:value-type="float" office:value="73.5" calcext:value-type="float">
            <text:p>7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OCT</text:p>
          </table:table-cell>
          <table:table-cell table:style-name="ce2" office:value-type="float" office:value="73.6" calcext:value-type="float">
            <text:p>7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NOV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DEC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AN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FEB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MAR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APR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MAY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UN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UL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AUG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SEP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OCT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NOV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DEC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AN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FEB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MAR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APR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MAY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UN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UL</text:p>
          </table:table-cell>
          <table:table-cell table:style-name="ce2" office:value-type="float" office:value="73.8" calcext:value-type="float">
            <text:p>7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AUG</text:p>
          </table:table-cell>
          <table:table-cell table:style-name="ce2" office:value-type="float" office:value="73.9" calcext:value-type="float">
            <text:p>7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SEP</text:p>
          </table:table-cell>
          <table:table-cell table:style-name="ce2" office:value-type="float" office:value="73.8" calcext:value-type="float">
            <text:p>7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OCT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NOV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DEC</text:p>
          </table:table-cell>
          <table:table-cell table:style-name="ce2" office:value-type="float" office:value="73.4" calcext:value-type="float">
            <text:p>7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AN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FEB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MAR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APR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MAY</text:p>
          </table:table-cell>
          <table:table-cell table:style-name="ce2" office:value-type="float" office:value="72" calcext:value-type="float">
            <text:p>72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UN</text:p>
          </table:table-cell>
          <table:table-cell table:style-name="ce2" office:value-type="float" office:value="71.7" calcext:value-type="float">
            <text:p>7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UL</text:p>
          </table:table-cell>
          <table:table-cell table:style-name="ce2" office:value-type="float" office:value="72" calcext:value-type="float">
            <text:p>72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AUG</text:p>
          </table:table-cell>
          <table:table-cell table:style-name="ce2" office:value-type="float" office:value="71.8" calcext:value-type="float">
            <text:p>7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SEP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OCT</text:p>
          </table:table-cell>
          <table:table-cell table:style-name="ce2" office:value-type="float" office:value="72.1" calcext:value-type="float">
            <text:p>72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NOV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DEC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AN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FEB</text:p>
          </table:table-cell>
          <table:table-cell table:style-name="ce2" office:value-type="float" office:value="69.9" calcext:value-type="float">
            <text:p>6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MAR</text:p>
          </table:table-cell>
          <table:table-cell table:style-name="ce2" office:value-type="float" office:value="69.8" calcext:value-type="float">
            <text:p>69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APR</text:p>
          </table:table-cell>
          <table:table-cell table:style-name="ce2" office:value-type="float" office:value="70" calcext:value-type="float">
            <text:p>7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MAY</text:p>
          </table:table-cell>
          <table:table-cell table:style-name="ce2" office:value-type="float" office:value="70.1" calcext:value-type="float">
            <text:p>7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UN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UL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AUG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SEP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OCT</text:p>
          </table:table-cell>
          <table:table-cell table:style-name="ce2" office:value-type="float" office:value="70.8" calcext:value-type="float">
            <text:p>7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NOV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DEC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AN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FEB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MAR</text:p>
          </table:table-cell>
          <table:table-cell table:style-name="ce2" office:value-type="float" office:value="70.8" calcext:value-type="float">
            <text:p>7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APR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MAY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UN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UL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AUG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SEP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OCT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NOV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DEC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AN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FEB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MAR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APR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MAY</text:p>
          </table:table-cell>
          <table:table-cell table:style-name="ce2" office:value-type="float" office:value="71.3" calcext:value-type="float">
            <text:p>7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UN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UL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AUG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SEP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OCT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NOV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DEC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AN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FEB</text:p>
          </table:table-cell>
          <table:table-cell table:style-name="ce2" office:value-type="float" office:value="71.7" calcext:value-type="float">
            <text:p>7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MAR</text:p>
          </table:table-cell>
          <table:table-cell table:style-name="ce2" office:value-type="float" office:value="72.1" calcext:value-type="float">
            <text:p>72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APR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MAY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UN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UL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AUG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SEP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OCT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NOV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DEC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AN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FEB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MAR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APR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MAY</text:p>
          </table:table-cell>
          <table:table-cell table:style-name="ce2" office:value-type="float" office:value="73.5" calcext:value-type="float">
            <text:p>7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UN</text:p>
          </table:table-cell>
          <table:table-cell table:style-name="ce2" office:value-type="float" office:value="73.8" calcext:value-type="float">
            <text:p>7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UL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AUG</text:p>
          </table:table-cell>
          <table:table-cell table:style-name="ce2" office:value-type="float" office:value="73.9" calcext:value-type="float">
            <text:p>7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SEP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OCT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NOV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DEC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AN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FEB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MAR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APR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MAY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UN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UL</text:p>
          </table:table-cell>
          <table:table-cell table:style-name="ce2" office:value-type="float" office:value="73.7" calcext:value-type="float">
            <text:p>7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AUG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SEP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OCT</text:p>
          </table:table-cell>
          <table:table-cell table:style-name="ce2" office:value-type="float" office:value="74.9" calcext:value-type="float">
            <text:p>74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NOV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DEC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AN</text:p>
          </table:table-cell>
          <table:table-cell table:style-name="ce2" office:value-type="float" office:value="73.9" calcext:value-type="float">
            <text:p>7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FEB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MAR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APR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MAY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UN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UL</text:p>
          </table:table-cell>
          <table:table-cell table:style-name="ce2" office:value-type="float" office:value="73.9" calcext:value-type="float">
            <text:p>73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AUG</text:p>
          </table:table-cell>
          <table:table-cell table:style-name="ce2" office:value-type="float" office:value="73.6" calcext:value-type="float">
            <text:p>73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SEP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OCT</text:p>
          </table:table-cell>
          <table:table-cell table:style-name="ce2" office:value-type="float" office:value="73.5" calcext:value-type="float">
            <text:p>73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NOV</text:p>
          </table:table-cell>
          <table:table-cell table:style-name="ce2" office:value-type="float" office:value="73.8" calcext:value-type="float">
            <text:p>7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DEC</text:p>
          </table:table-cell>
          <table:table-cell table:style-name="ce2" office:value-type="float" office:value="73.7" calcext:value-type="float">
            <text:p>7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AN</text:p>
          </table:table-cell>
          <table:table-cell table:style-name="ce2" office:value-type="float" office:value="73.4" calcext:value-type="float">
            <text:p>7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FEB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MAR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APR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MAY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UN</text:p>
          </table:table-cell>
          <table:table-cell table:style-name="ce2" office:value-type="float" office:value="75.8" calcext:value-type="float">
            <text:p>75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UL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AUG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 table:number-rows-repeated="10481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K Emp Rate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LFS: Employment rate: UK: All: Aged 16-64 (%): N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DID</text:p>
          </table:table-cell>
          <table:table-cell table:style-name="ce1" office:value-type="string" calcext:value-type="string">
            <text:p>LF9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rce dataset ID</text:p>
          </table:table-cell>
          <table:table-cell table:style-name="ce1" office:value-type="string" calcext:value-type="string">
            <text:p>LM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Uni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lease date</text:p>
          </table:table-cell>
          <table:table-cell table:style-name="ce1" office:value-type="string" calcext:value-type="string">
            <text:p>15-11-20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xt release</text:p>
          </table:table-cell>
          <table:table-cell table:style-name="ce1" office:value-type="string" calcext:value-type="string">
            <text:p>13 December 20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ortant note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3</text:p>
          </table:table-cell>
          <table:table-cell table:style-name="ce2" office:value-type="float" office:value="68.4" calcext:value-type="float">
            <text:p>6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</text:p>
          </table:table-cell>
          <table:table-cell table:style-name="ce2" office:value-type="float" office:value="68.9" calcext:value-type="float">
            <text:p>6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</text:p>
          </table:table-cell>
          <table:table-cell table:style-name="ce2" office:value-type="float" office:value="69.6" calcext:value-type="float">
            <text:p>6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</text:p>
          </table:table-cell>
          <table:table-cell table:style-name="ce2" office:value-type="float" office:value="70.1" calcext:value-type="float">
            <text:p>7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</text:p>
          </table:table-cell>
          <table:table-cell table:style-name="ce2" office:value-type="float" office:value="72" calcext:value-type="float">
            <text:p>72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</text:p>
          </table:table-cell>
          <table:table-cell table:style-name="ce2" office:value-type="float" office:value="70.3" calcext:value-type="float">
            <text:p>7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</text:p>
          </table:table-cell>
          <table:table-cell table:style-name="ce2" office:value-type="float" office:value="73.7" calcext:value-type="float">
            <text:p>73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</text:p>
          </table:table-cell>
          <table:table-cell table:style-name="ce2" office:value-type="float" office:value="74.4" calcext:value-type="float">
            <text:p>74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2</text:p>
          </table:table-cell>
          <table:table-cell table:style-name="ce2" office:value-type="float" office:value="68.9" calcext:value-type="float">
            <text:p>6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3</text:p>
          </table:table-cell>
          <table:table-cell table:style-name="ce2" office:value-type="float" office:value="69.4" calcext:value-type="float">
            <text:p>6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Q4</text:p>
          </table:table-cell>
          <table:table-cell table:style-name="ce2" office:value-type="float" office:value="68.6" calcext:value-type="float">
            <text:p>6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1</text:p>
          </table:table-cell>
          <table:table-cell table:style-name="ce2" office:value-type="float" office:value="67.9" calcext:value-type="float">
            <text:p>6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2</text:p>
          </table:table-cell>
          <table:table-cell table:style-name="ce2" office:value-type="float" office:value="68.3" calcext:value-type="float">
            <text:p>6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3</text:p>
          </table:table-cell>
          <table:table-cell table:style-name="ce2" office:value-type="float" office:value="68.9" calcext:value-type="float">
            <text:p>6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Q4</text:p>
          </table:table-cell>
          <table:table-cell table:style-name="ce2" office:value-type="float" office:value="68.6" calcext:value-type="float">
            <text:p>6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1</text:p>
          </table:table-cell>
          <table:table-cell table:style-name="ce2" office:value-type="float" office:value="68.3" calcext:value-type="float">
            <text:p>6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2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3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Q4</text:p>
          </table:table-cell>
          <table:table-cell table:style-name="ce2"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1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2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3</text:p>
          </table:table-cell>
          <table:table-cell table:style-name="ce2" office:value-type="float" office:value="70" calcext:value-type="float">
            <text:p>7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Q4</text:p>
          </table:table-cell>
          <table:table-cell table:style-name="ce2" office:value-type="float" office:value="70.1" calcext:value-type="float">
            <text:p>7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1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2</text:p>
          </table:table-cell>
          <table:table-cell table:style-name="ce2" office:value-type="float" office:value="69.8" calcext:value-type="float">
            <text:p>69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3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Q4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1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2</text:p>
          </table:table-cell>
          <table:table-cell table:style-name="ce2" office:value-type="float" office:value="70.8" calcext:value-type="float">
            <text:p>7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3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Q4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1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2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3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Q4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1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2</text:p>
          </table:table-cell>
          <table:table-cell table:style-name="ce2" office:value-type="float" office:value="71.7" calcext:value-type="float">
            <text:p>7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3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Q4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1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2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3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Q4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1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2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3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Q4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1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2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3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Q4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1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2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3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Q4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1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2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3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Q4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1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2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3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Q4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1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2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3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Q4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1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2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3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Q4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1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2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3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Q4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1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2</text:p>
          </table:table-cell>
          <table:table-cell table:style-name="ce2" office:value-type="float" office:value="70.6" calcext:value-type="float">
            <text:p>7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3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Q4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1</text:p>
          </table:table-cell>
          <table:table-cell table:style-name="ce2" office:value-type="float" office:value="70" calcext:value-type="float">
            <text:p>7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2</text:p>
          </table:table-cell>
          <table:table-cell table:style-name="ce2" office:value-type="float" office:value="70.2" calcext:value-type="float">
            <text:p>7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3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Q4</text:p>
          </table:table-cell>
          <table:table-cell table:style-name="ce2" office:value-type="float" office:value="70.6" calcext:value-type="float">
            <text:p>7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1</text:p>
          </table:table-cell>
          <table:table-cell table:style-name="ce2" office:value-type="float" office:value="70.3" calcext:value-type="float">
            <text:p>7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2</text:p>
          </table:table-cell>
          <table:table-cell table:style-name="ce2" office:value-type="float" office:value="70.2" calcext:value-type="float">
            <text:p>7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3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Q4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1</text:p>
          </table:table-cell>
          <table:table-cell table:style-name="ce2" office:value-type="float" office:value="70.2" calcext:value-type="float">
            <text:p>7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2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3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Q4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1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2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3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Q4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1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2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3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Q4</text:p>
          </table:table-cell>
          <table:table-cell table:style-name="ce2" office:value-type="float" office:value="73.4" calcext:value-type="float">
            <text:p>7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1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2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3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Q4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1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2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3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Q4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1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2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Q3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APR</text:p>
          </table:table-cell>
          <table:table-cell table:style-name="ce2" office:value-type="float" office:value="68.3" calcext:value-type="float">
            <text:p>6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4 MAY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4 JU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4 JU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4 AUG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4 SEP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4 OC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4 NOV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4 DEC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5 JA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5 FEB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5 MA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5 APR</text:p>
          </table:table-cell>
          <table:table-cell table:style-name="ce2" office:value-type="float" office:value="69.1" calcext:value-type="float">
            <text:p>6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5 MAY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5 JU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5 JU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5 AUG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5 SEP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5 OC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5 NOV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5 DEC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6 JA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6 FEB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6 MA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6 APR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6 MAY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6 JU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6 JU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6 AUG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6 SEP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6 OC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6 NOV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6 DEC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7 JA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7 FEB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7 MA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7 APR</text:p>
          </table:table-cell>
          <table:table-cell table:style-name="ce2" office:value-type="float" office:value="70" calcext:value-type="float">
            <text:p>7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7 MAY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7 JU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7 JU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7 AUG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7 SEP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7 OC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7 NOV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7 DEC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8 JA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8 FEB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8 MA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8 APR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8 MAY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8 JU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8 JU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8 AUG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8 SEP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8 OC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8 NOV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8 DEC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9 JA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9 FEB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9 MA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9 APR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89 MAY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9 JU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9 JU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9 AUG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9 SEP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9 OC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9 NOV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89 DEC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0 JA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0 FEB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0 MA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0 APR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0 MAY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0 JU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0 JU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0 AUG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0 SEP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0 OC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0 NOV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0 DEC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1 JA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1 FEB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1 MA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1 APR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1 MAY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1 JU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1 JU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1 AUG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1 SEP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1 OCT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1 NOV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1 DEC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2 JAN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2 FEB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2 MAR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1992 APR</text:p>
          </table:table-cell>
          <table:table-cell table:style-name="ce2" office:value-type="float" office:value="69.1" calcext:value-type="float">
            <text:p>6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MAY</text:p>
          </table:table-cell>
          <table:table-cell table:style-name="ce2" office:value-type="float" office:value="68.9" calcext:value-type="float">
            <text:p>6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UN</text:p>
          </table:table-cell>
          <table:table-cell table:style-name="ce2" office:value-type="float" office:value="69" calcext:value-type="float">
            <text:p>6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JUL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AUG</text:p>
          </table:table-cell>
          <table:table-cell table:style-name="ce2" office:value-type="float" office:value="69.4" calcext:value-type="float">
            <text:p>69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SEP</text:p>
          </table:table-cell>
          <table:table-cell table:style-name="ce2" office:value-type="float" office:value="69.1" calcext:value-type="float">
            <text:p>69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OCT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NOV</text:p>
          </table:table-cell>
          <table:table-cell table:style-name="ce2" office:value-type="float" office:value="68.6" calcext:value-type="float">
            <text:p>6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2 DEC</text:p>
          </table:table-cell>
          <table:table-cell table:style-name="ce2" office:value-type="float" office:value="68.4" calcext:value-type="float">
            <text:p>6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AN</text:p>
          </table:table-cell>
          <table:table-cell table:style-name="ce2" office:value-type="float" office:value="68" calcext:value-type="float">
            <text:p>6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FEB</text:p>
          </table:table-cell>
          <table:table-cell table:style-name="ce2" office:value-type="float" office:value="67.9" calcext:value-type="float">
            <text:p>67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MAR</text:p>
          </table:table-cell>
          <table:table-cell table:style-name="ce2" office:value-type="float" office:value="68" calcext:value-type="float">
            <text:p>68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APR</text:p>
          </table:table-cell>
          <table:table-cell table:style-name="ce2" office:value-type="float" office:value="68.2" calcext:value-type="float">
            <text:p>68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MAY</text:p>
          </table:table-cell>
          <table:table-cell table:style-name="ce2" office:value-type="float" office:value="68.3" calcext:value-type="float">
            <text:p>6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UN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JUL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AUG</text:p>
          </table:table-cell>
          <table:table-cell table:style-name="ce2" office:value-type="float" office:value="68.9" calcext:value-type="float">
            <text:p>68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SEP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OCT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NOV</text:p>
          </table:table-cell>
          <table:table-cell table:style-name="ce2" office:value-type="float" office:value="68.6" calcext:value-type="float">
            <text:p>68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3 DEC</text:p>
          </table:table-cell>
          <table:table-cell table:style-name="ce2" office:value-type="float" office:value="68.4" calcext:value-type="float">
            <text:p>68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AN</text:p>
          </table:table-cell>
          <table:table-cell table:style-name="ce2" office:value-type="float" office:value="68.3" calcext:value-type="float">
            <text:p>6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FEB</text:p>
          </table:table-cell>
          <table:table-cell table:style-name="ce2" office:value-type="float" office:value="68.3" calcext:value-type="float">
            <text:p>68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MAR</text:p>
          </table:table-cell>
          <table:table-cell table:style-name="ce2" office:value-type="float" office:value="68.5" calcext:value-type="float">
            <text:p>68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APR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MAY</text:p>
          </table:table-cell>
          <table:table-cell table:style-name="ce2" office:value-type="float" office:value="68.7" calcext:value-type="float">
            <text:p>68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UN</text:p>
          </table:table-cell>
          <table:table-cell table:style-name="ce2" office:value-type="float" office:value="69" calcext:value-type="float">
            <text:p>6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JUL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AUG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SEP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OCT</text:p>
          </table:table-cell>
          <table:table-cell table:style-name="ce2"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NOV</text:p>
          </table:table-cell>
          <table:table-cell table:style-name="ce2"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4 DEC</text:p>
          </table:table-cell>
          <table:table-cell table:style-name="ce2" office:value-type="float" office:value="69" calcext:value-type="float">
            <text:p>6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AN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FEB</text:p>
          </table:table-cell>
          <table:table-cell table:style-name="ce2" office:value-type="float" office:value="68.8" calcext:value-type="float">
            <text:p>68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MAR</text:p>
          </table:table-cell>
          <table:table-cell table:style-name="ce2" office:value-type="float" office:value="69" calcext:value-type="float">
            <text:p>69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APR</text:p>
          </table:table-cell>
          <table:table-cell table:style-name="ce2" office:value-type="float" office:value="69.2" calcext:value-type="float">
            <text:p>69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MAY</text:p>
          </table:table-cell>
          <table:table-cell table:style-name="ce2" office:value-type="float" office:value="69.3" calcext:value-type="float">
            <text:p>69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UN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JUL</text:p>
          </table:table-cell>
          <table:table-cell table:style-name="ce2" office:value-type="float" office:value="70" calcext:value-type="float">
            <text:p>7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AUG</text:p>
          </table:table-cell>
          <table:table-cell table:style-name="ce2" office:value-type="float" office:value="70" calcext:value-type="float">
            <text:p>7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SEP</text:p>
          </table:table-cell>
          <table:table-cell table:style-name="ce2" office:value-type="float" office:value="70" calcext:value-type="float">
            <text:p>7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OCT</text:p>
          </table:table-cell>
          <table:table-cell table:style-name="ce2" office:value-type="float" office:value="69.9" calcext:value-type="float">
            <text:p>6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NOV</text:p>
          </table:table-cell>
          <table:table-cell table:style-name="ce2" office:value-type="float" office:value="70.1" calcext:value-type="float">
            <text:p>70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5 DEC</text:p>
          </table:table-cell>
          <table:table-cell table:style-name="ce2" office:value-type="float" office:value="69.9" calcext:value-type="float">
            <text:p>69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AN</text:p>
          </table:table-cell>
          <table:table-cell table:style-name="ce2" office:value-type="float" office:value="69.7" calcext:value-type="float">
            <text:p>6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FEB</text:p>
          </table:table-cell>
          <table:table-cell table:style-name="ce2" office:value-type="float" office:value="69.5" calcext:value-type="float">
            <text:p>6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MAR</text:p>
          </table:table-cell>
          <table:table-cell table:style-name="ce2" office:value-type="float" office:value="69.6" calcext:value-type="float">
            <text:p>69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APR</text:p>
          </table:table-cell>
          <table:table-cell table:style-name="ce2" office:value-type="float" office:value="69.7" calcext:value-type="float">
            <text:p>69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MAY</text:p>
          </table:table-cell>
          <table:table-cell table:style-name="ce2" office:value-type="float" office:value="69.8" calcext:value-type="float">
            <text:p>69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UN</text:p>
          </table:table-cell>
          <table:table-cell table:style-name="ce2" office:value-type="float" office:value="70" calcext:value-type="float">
            <text:p>7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JUL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AUG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SEP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OCT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NOV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6 DEC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AN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FEB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MAR</text:p>
          </table:table-cell>
          <table:table-cell table:style-name="ce2" office:value-type="float" office:value="70.6" calcext:value-type="float">
            <text:p>7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APR</text:p>
          </table:table-cell>
          <table:table-cell table:style-name="ce2" office:value-type="float" office:value="70.6" calcext:value-type="float">
            <text:p>7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MAY</text:p>
          </table:table-cell>
          <table:table-cell table:style-name="ce2" office:value-type="float" office:value="70.8" calcext:value-type="float">
            <text:p>7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UN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JUL</text:p>
          </table:table-cell>
          <table:table-cell table:style-name="ce2" office:value-type="float" office:value="71.3" calcext:value-type="float">
            <text:p>7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AUG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SEP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OCT</text:p>
          </table:table-cell>
          <table:table-cell table:style-name="ce2" office:value-type="float" office:value="71.3" calcext:value-type="float">
            <text:p>7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NOV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7 DEC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AN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FEB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MAR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APR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MAY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UN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JUL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AUG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SEP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OCT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NOV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8 DEC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AN</text:p>
          </table:table-cell>
          <table:table-cell table:style-name="ce2" office:value-type="float" office:value="71.7" calcext:value-type="float">
            <text:p>7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FEB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MAR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APR</text:p>
          </table:table-cell>
          <table:table-cell table:style-name="ce2" office:value-type="float" office:value="71.5" calcext:value-type="float">
            <text:p>71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MAY</text:p>
          </table:table-cell>
          <table:table-cell table:style-name="ce2" office:value-type="float" office:value="71.7" calcext:value-type="float">
            <text:p>7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UN</text:p>
          </table:table-cell>
          <table:table-cell table:style-name="ce2" office:value-type="float" office:value="72" calcext:value-type="float">
            <text:p>72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JUL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AUG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SEP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OCT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NOV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999 DEC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AN</text:p>
          </table:table-cell>
          <table:table-cell table:style-name="ce2" office:value-type="float" office:value="72" calcext:value-type="float">
            <text:p>72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FEB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MAR</text:p>
          </table:table-cell>
          <table:table-cell table:style-name="ce2" office:value-type="float" office:value="72.1" calcext:value-type="float">
            <text:p>72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APR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MAY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UN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JUL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AUG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SEP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OCT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NOV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0 DEC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AN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FEB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MAR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APR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MAY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UN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JUL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AUG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SEP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OCT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NOV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1 DEC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AN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FEB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MAR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APR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MAY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UN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JUL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AUG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SEP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OCT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NOV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2 DEC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AN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FEB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MAR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APR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MAY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UN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JUL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AUG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SEP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OCT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NOV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3 DEC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AN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FEB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MAR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APR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MAY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UN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JUL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AUG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SEP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OCT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NOV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4 DEC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AN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FEB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MAR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APR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MAY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UN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JUL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AUG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SEP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OCT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NOV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5 DEC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AN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FEB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MAR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APR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MAY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UN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JUL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AUG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SEP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OCT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NOV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6 DEC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AN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FEB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MAR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APR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MAY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UN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JUL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AUG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SEP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OCT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NOV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7 DEC</text:p>
          </table:table-cell>
          <table:table-cell table:style-name="ce2" office:value-type="float" office:value="73" calcext:value-type="float">
            <text:p>73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AN</text:p>
          </table:table-cell>
          <table:table-cell table:style-name="ce2" office:value-type="float" office:value="72.9" calcext:value-type="float">
            <text:p>72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FEB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MAR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APR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MAY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UN</text:p>
          </table:table-cell>
          <table:table-cell table:style-name="ce2" office:value-type="float" office:value="72.8" calcext:value-type="float">
            <text:p>72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JUL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AUG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SEP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OCT</text:p>
          </table:table-cell>
          <table:table-cell table:style-name="ce2" office:value-type="float" office:value="72.4" calcext:value-type="float">
            <text:p>72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NOV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8 DEC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AN</text:p>
          </table:table-cell>
          <table:table-cell table:style-name="ce2" office:value-type="float" office:value="71.8" calcext:value-type="float">
            <text:p>71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FEB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MAR</text:p>
          </table:table-cell>
          <table:table-cell table:style-name="ce2" office:value-type="float" office:value="71.2" calcext:value-type="float">
            <text:p>71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APR</text:p>
          </table:table-cell>
          <table:table-cell table:style-name="ce2" office:value-type="float" office:value="70.8" calcext:value-type="float">
            <text:p>7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MAY</text:p>
          </table:table-cell>
          <table:table-cell table:style-name="ce2" office:value-type="float" office:value="70.6" calcext:value-type="float">
            <text:p>7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UN</text:p>
          </table:table-cell>
          <table:table-cell table:style-name="ce2" office:value-type="float" office:value="70.6" calcext:value-type="float">
            <text:p>7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JUL</text:p>
          </table:table-cell>
          <table:table-cell table:style-name="ce2" office:value-type="float" office:value="70.8" calcext:value-type="float">
            <text:p>7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AUG</text:p>
          </table:table-cell>
          <table:table-cell table:style-name="ce2" office:value-type="float" office:value="70.9" calcext:value-type="float">
            <text:p>7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SEP</text:p>
          </table:table-cell>
          <table:table-cell table:style-name="ce2" office:value-type="float" office:value="70.8" calcext:value-type="float">
            <text:p>7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OCT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NOV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09 DEC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AN</text:p>
          </table:table-cell>
          <table:table-cell table:style-name="ce2" office:value-type="float" office:value="70.2" calcext:value-type="float">
            <text:p>7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FEB</text:p>
          </table:table-cell>
          <table:table-cell table:style-name="ce2" office:value-type="float" office:value="70" calcext:value-type="float">
            <text:p>7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MAR</text:p>
          </table:table-cell>
          <table:table-cell table:style-name="ce2" office:value-type="float" office:value="70" calcext:value-type="float">
            <text:p>7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APR</text:p>
          </table:table-cell>
          <table:table-cell table:style-name="ce2" office:value-type="float" office:value="70.2" calcext:value-type="float">
            <text:p>7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MAY</text:p>
          </table:table-cell>
          <table:table-cell table:style-name="ce2" office:value-type="float" office:value="70.2" calcext:value-type="float">
            <text:p>7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UN</text:p>
          </table:table-cell>
          <table:table-cell table:style-name="ce2" office:value-type="float" office:value="70.6" calcext:value-type="float">
            <text:p>7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JUL</text:p>
          </table:table-cell>
          <table:table-cell table:style-name="ce2" office:value-type="float" office:value="70.8" calcext:value-type="float">
            <text:p>7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AUG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SEP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OCT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NOV</text:p>
          </table:table-cell>
          <table:table-cell table:style-name="ce2" office:value-type="float" office:value="70.6" calcext:value-type="float">
            <text:p>70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0 DEC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AN</text:p>
          </table:table-cell>
          <table:table-cell table:style-name="ce2" office:value-type="float" office:value="70.5" calcext:value-type="float">
            <text:p>70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FEB</text:p>
          </table:table-cell>
          <table:table-cell table:style-name="ce2" office:value-type="float" office:value="70.3" calcext:value-type="float">
            <text:p>7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MAR</text:p>
          </table:table-cell>
          <table:table-cell table:style-name="ce2" office:value-type="float" office:value="70.3" calcext:value-type="float">
            <text:p>7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APR</text:p>
          </table:table-cell>
          <table:table-cell table:style-name="ce2" office:value-type="float" office:value="70.3" calcext:value-type="float">
            <text:p>7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MAY</text:p>
          </table:table-cell>
          <table:table-cell table:style-name="ce2" office:value-type="float" office:value="70.2" calcext:value-type="float">
            <text:p>7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UN</text:p>
          </table:table-cell>
          <table:table-cell table:style-name="ce2" office:value-type="float" office:value="70.2" calcext:value-type="float">
            <text:p>7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JUL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AUG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SEP</text:p>
          </table:table-cell>
          <table:table-cell table:style-name="ce2" office:value-type="float" office:value="70.3" calcext:value-type="float">
            <text:p>7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OCT</text:p>
          </table:table-cell>
          <table:table-cell table:style-name="ce2" office:value-type="float" office:value="70.3" calcext:value-type="float">
            <text:p>7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NOV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1 DEC</text:p>
          </table:table-cell>
          <table:table-cell table:style-name="ce2" office:value-type="float" office:value="70.3" calcext:value-type="float">
            <text:p>7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AN</text:p>
          </table:table-cell>
          <table:table-cell table:style-name="ce2" office:value-type="float" office:value="70.2" calcext:value-type="float">
            <text:p>7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FEB</text:p>
          </table:table-cell>
          <table:table-cell table:style-name="ce2" office:value-type="float" office:value="70.2" calcext:value-type="float">
            <text:p>70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MAR</text:p>
          </table:table-cell>
          <table:table-cell table:style-name="ce2" office:value-type="float" office:value="70.3" calcext:value-type="float">
            <text:p>70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APR</text:p>
          </table:table-cell>
          <table:table-cell table:style-name="ce2" office:value-type="float" office:value="70.4" calcext:value-type="float">
            <text:p>70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MAY</text:p>
          </table:table-cell>
          <table:table-cell table:style-name="ce2" office:value-type="float" office:value="70.7" calcext:value-type="float">
            <text:p>70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UN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JUL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AUG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SEP</text:p>
          </table:table-cell>
          <table:table-cell table:style-name="ce2" office:value-type="float" office:value="71.3" calcext:value-type="float">
            <text:p>71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OCT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NOV</text:p>
          </table:table-cell>
          <table:table-cell table:style-name="ce2" office:value-type="float" office:value="71.6" calcext:value-type="float">
            <text:p>71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2 DEC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AN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FEB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MAR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APR</text:p>
          </table:table-cell>
          <table:table-cell table:style-name="ce2" office:value-type="float" office:value="71" calcext:value-type="float">
            <text:p>71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MAY</text:p>
          </table:table-cell>
          <table:table-cell table:style-name="ce2" office:value-type="float" office:value="71.1" calcext:value-type="float">
            <text:p>71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UN</text:p>
          </table:table-cell>
          <table:table-cell table:style-name="ce2" office:value-type="float" office:value="71.4" calcext:value-type="float">
            <text:p>71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JUL</text:p>
          </table:table-cell>
          <table:table-cell table:style-name="ce2" office:value-type="float" office:value="71.7" calcext:value-type="float">
            <text:p>71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AUG</text:p>
          </table:table-cell>
          <table:table-cell table:style-name="ce2" office:value-type="float" office:value="71.9" calcext:value-type="float">
            <text:p>71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SEP</text:p>
          </table:table-cell>
          <table:table-cell table:style-name="ce2" office:value-type="float" office:value="72.1" calcext:value-type="float">
            <text:p>72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OCT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NOV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3 DEC</text:p>
          </table:table-cell>
          <table:table-cell table:style-name="ce2" office:value-type="float" office:value="72.1" calcext:value-type="float">
            <text:p>72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AN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FEB</text:p>
          </table:table-cell>
          <table:table-cell table:style-name="ce2" office:value-type="float" office:value="72.2" calcext:value-type="float">
            <text:p>72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MAR</text:p>
          </table:table-cell>
          <table:table-cell table:style-name="ce2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APR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MAY</text:p>
          </table:table-cell>
          <table:table-cell table:style-name="ce2" office:value-type="float" office:value="72.6" calcext:value-type="float">
            <text:p>72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UN</text:p>
          </table:table-cell>
          <table:table-cell table:style-name="ce2" office:value-type="float" office:value="72.7" calcext:value-type="float">
            <text:p>72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JUL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AUG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SEP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OCT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NOV</text:p>
          </table:table-cell>
          <table:table-cell table:style-name="ce2" office:value-type="float" office:value="73.4" calcext:value-type="float">
            <text:p>7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4 DEC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AN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FEB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MAR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APR</text:p>
          </table:table-cell>
          <table:table-cell table:style-name="ce2" office:value-type="float" office:value="73.1" calcext:value-type="float">
            <text:p>73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MAY</text:p>
          </table:table-cell>
          <table:table-cell table:style-name="ce2" office:value-type="float" office:value="73.2" calcext:value-type="float">
            <text:p>7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UN</text:p>
          </table:table-cell>
          <table:table-cell table:style-name="ce2" office:value-type="float" office:value="73.4" calcext:value-type="float">
            <text:p>73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JUL</text:p>
          </table:table-cell>
          <table:table-cell table:style-name="ce2" office:value-type="float" office:value="73.8" calcext:value-type="float">
            <text:p>73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AUG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SEP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OCT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NOV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5 DEC</text:p>
          </table:table-cell>
          <table:table-cell table:style-name="ce2" office:value-type="float" office:value="74.1" calcext:value-type="float">
            <text:p>7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AN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FEB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MAR</text:p>
          </table:table-cell>
          <table:table-cell table:style-name="ce2" office:value-type="float" office:value="74" calcext:value-type="float">
            <text:p>74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APR</text:p>
          </table:table-cell>
          <table:table-cell table:style-name="ce2" office:value-type="float" office:value="74.2" calcext:value-type="float">
            <text:p>74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MAY</text:p>
          </table:table-cell>
          <table:table-cell table:style-name="ce2" office:value-type="float" office:value="74.3" calcext:value-type="float">
            <text:p>74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UN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JUL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AUG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SEP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OCT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NOV</text:p>
          </table:table-cell>
          <table:table-cell table:style-name="ce2" office:value-type="float" office:value="74.7" calcext:value-type="float">
            <text:p>74.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6 DEC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AN</text:p>
          </table:table-cell>
          <table:table-cell table:style-name="ce2" office:value-type="float" office:value="74.5" calcext:value-type="float">
            <text:p>74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FEB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MAR</text:p>
          </table:table-cell>
          <table:table-cell table:style-name="ce2" office:value-type="float" office:value="74.6" calcext:value-type="float">
            <text:p>74.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APR</text:p>
          </table:table-cell>
          <table:table-cell table:style-name="ce2" office:value-type="float" office:value="74.8" calcext:value-type="float">
            <text:p>74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MAY</text:p>
          </table:table-cell>
          <table:table-cell table:style-name="ce2" office:value-type="float" office:value="75" calcext:value-type="float">
            <text:p>75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UN</text:p>
          </table:table-cell>
          <table:table-cell table:style-name="ce2" office:value-type="float" office:value="75.3" calcext:value-type="float">
            <text:p>75.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JUL</text:p>
          </table:table-cell>
          <table:table-cell table:style-name="ce2" office:value-type="float" office:value="75.4" calcext:value-type="float">
            <text:p>75.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017 AUG</text:p>
          </table:table-cell>
          <table:table-cell table:style-name="ce2" office:value-type="float" office:value="75.2" calcext:value-type="float">
            <text:p>75.2</text:p>
          </table:table-cell>
          <table:table-cell table:number-columns-repeated="1022"/>
        </table:table-row>
        <table:table-row table:style-name="ro1" table:number-rows-repeated="1048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ployment_rate" table:style-name="ta1">
        <table:table-column table:style-name="co2" table:number-columns-repeated="3" table:default-cell-style-name="ce3"/>
        <table:table-row table:style-name="ro2">
          <table:table-cell table:style-name="Default"/>
          <table:table-cell table:style-name="Default" office:value-type="string" calcext:value-type="string">
            <text:p>Scotland</text:p>
          </table:table-cell>
          <table:table-cell table:style-name="Default" office:value-type="string" calcext:value-type="string">
            <text:p>UK</text:p>
          </table:table-cell>
        </table:table-row>
        <table:table-row table:style-name="ro2">
          <table:table-cell table:formula="of:=['Scot Emp Rate'.A10]" office:value-type="string" office:string-value="1993" calcext:value-type="string">
            <text:p>1993</text:p>
          </table:table-cell>
          <table:table-cell table:formula="of:=['Scot Emp Rate'.B10]" office:value-type="float" office:value="67.1" calcext:value-type="float">
            <text:p>67.1</text:p>
          </table:table-cell>
          <table:table-cell table:formula="of:=['UK Emp Rate'.B9]" office:value-type="float" office:value="68.4" calcext:value-type="float">
            <text:p>68.4</text:p>
          </table:table-cell>
        </table:table-row>
        <table:table-row table:style-name="ro2">
          <table:table-cell table:formula="of:=['Scot Emp Rate'.A11]" office:value-type="string" office:string-value="1994" calcext:value-type="string">
            <text:p>1994</text:p>
          </table:table-cell>
          <table:table-cell table:formula="of:=['Scot Emp Rate'.B11]" office:value-type="float" office:value="68.2" calcext:value-type="float">
            <text:p>68.2</text:p>
          </table:table-cell>
          <table:table-cell table:formula="of:=['UK Emp Rate'.B10]" office:value-type="float" office:value="68.9" calcext:value-type="float">
            <text:p>68.9</text:p>
          </table:table-cell>
        </table:table-row>
        <table:table-row table:style-name="ro2">
          <table:table-cell table:formula="of:=['Scot Emp Rate'.A12]" office:value-type="string" office:string-value="1995" calcext:value-type="string">
            <text:p>1995</text:p>
          </table:table-cell>
          <table:table-cell table:formula="of:=['Scot Emp Rate'.B12]" office:value-type="float" office:value="68.5" calcext:value-type="float">
            <text:p>68.5</text:p>
          </table:table-cell>
          <table:table-cell table:formula="of:=['UK Emp Rate'.B11]" office:value-type="float" office:value="69.6" calcext:value-type="float">
            <text:p>69.6</text:p>
          </table:table-cell>
        </table:table-row>
        <table:table-row table:style-name="ro2">
          <table:table-cell table:formula="of:=['Scot Emp Rate'.A13]" office:value-type="string" office:string-value="1996" calcext:value-type="string">
            <text:p>1996</text:p>
          </table:table-cell>
          <table:table-cell table:formula="of:=['Scot Emp Rate'.B13]" office:value-type="float" office:value="67.9" calcext:value-type="float">
            <text:p>67.9</text:p>
          </table:table-cell>
          <table:table-cell table:formula="of:=['UK Emp Rate'.B12]" office:value-type="float" office:value="70.1" calcext:value-type="float">
            <text:p>70.1</text:p>
          </table:table-cell>
        </table:table-row>
        <table:table-row table:style-name="ro2">
          <table:table-cell table:formula="of:=['Scot Emp Rate'.A14]" office:value-type="string" office:string-value="1997" calcext:value-type="string">
            <text:p>1997</text:p>
          </table:table-cell>
          <table:table-cell table:formula="of:=['Scot Emp Rate'.B14]" office:value-type="float" office:value="68.7" calcext:value-type="float">
            <text:p>68.7</text:p>
          </table:table-cell>
          <table:table-cell table:formula="of:=['UK Emp Rate'.B13]" office:value-type="float" office:value="71" calcext:value-type="float">
            <text:p>71.0</text:p>
          </table:table-cell>
        </table:table-row>
        <table:table-row table:style-name="ro2">
          <table:table-cell table:formula="of:=['Scot Emp Rate'.A15]" office:value-type="string" office:string-value="1998" calcext:value-type="string">
            <text:p>1998</text:p>
          </table:table-cell>
          <table:table-cell table:formula="of:=['Scot Emp Rate'.B15]" office:value-type="float" office:value="69.1" calcext:value-type="float">
            <text:p>69.1</text:p>
          </table:table-cell>
          <table:table-cell table:formula="of:=['UK Emp Rate'.B14]" office:value-type="float" office:value="71.4" calcext:value-type="float">
            <text:p>71.4</text:p>
          </table:table-cell>
        </table:table-row>
        <table:table-row table:style-name="ro2">
          <table:table-cell table:formula="of:=['Scot Emp Rate'.A16]" office:value-type="string" office:string-value="1999" calcext:value-type="string">
            <text:p>1999</text:p>
          </table:table-cell>
          <table:table-cell table:formula="of:=['Scot Emp Rate'.B16]" office:value-type="float" office:value="69.4" calcext:value-type="float">
            <text:p>69.4</text:p>
          </table:table-cell>
          <table:table-cell table:formula="of:=['UK Emp Rate'.B15]" office:value-type="float" office:value="72" calcext:value-type="float">
            <text:p>72.0</text:p>
          </table:table-cell>
        </table:table-row>
        <table:table-row table:style-name="ro2">
          <table:table-cell table:formula="of:=['Scot Emp Rate'.A17]" office:value-type="string" office:string-value="2000" calcext:value-type="string">
            <text:p>2000</text:p>
          </table:table-cell>
          <table:table-cell table:formula="of:=['Scot Emp Rate'.B17]" office:value-type="float" office:value="70.7" calcext:value-type="float">
            <text:p>70.7</text:p>
          </table:table-cell>
          <table:table-cell table:formula="of:=['UK Emp Rate'.B16]" office:value-type="float" office:value="72.5" calcext:value-type="float">
            <text:p>72.5</text:p>
          </table:table-cell>
        </table:table-row>
        <table:table-row table:style-name="ro2">
          <table:table-cell table:formula="of:=['Scot Emp Rate'.A18]" office:value-type="string" office:string-value="2001" calcext:value-type="string">
            <text:p>2001</text:p>
          </table:table-cell>
          <table:table-cell table:formula="of:=['Scot Emp Rate'.B18]" office:value-type="float" office:value="71.2" calcext:value-type="float">
            <text:p>71.2</text:p>
          </table:table-cell>
          <table:table-cell table:formula="of:=['UK Emp Rate'.B17]" office:value-type="float" office:value="72.6" calcext:value-type="float">
            <text:p>72.6</text:p>
          </table:table-cell>
        </table:table-row>
        <table:table-row table:style-name="ro2">
          <table:table-cell table:formula="of:=['Scot Emp Rate'.A19]" office:value-type="string" office:string-value="2002" calcext:value-type="string">
            <text:p>2002</text:p>
          </table:table-cell>
          <table:table-cell table:formula="of:=['Scot Emp Rate'.B19]" office:value-type="float" office:value="71.5" calcext:value-type="float">
            <text:p>71.5</text:p>
          </table:table-cell>
          <table:table-cell table:formula="of:=['UK Emp Rate'.B18]" office:value-type="float" office:value="72.7" calcext:value-type="float">
            <text:p>72.7</text:p>
          </table:table-cell>
        </table:table-row>
        <table:table-row table:style-name="ro2">
          <table:table-cell table:formula="of:=['Scot Emp Rate'.A20]" office:value-type="string" office:string-value="2003" calcext:value-type="string">
            <text:p>2003</text:p>
          </table:table-cell>
          <table:table-cell table:formula="of:=['Scot Emp Rate'.B20]" office:value-type="float" office:value="72.3" calcext:value-type="float">
            <text:p>72.3</text:p>
          </table:table-cell>
          <table:table-cell table:formula="of:=['UK Emp Rate'.B19]" office:value-type="float" office:value="72.8" calcext:value-type="float">
            <text:p>72.8</text:p>
          </table:table-cell>
        </table:table-row>
        <table:table-row table:style-name="ro2">
          <table:table-cell table:formula="of:=['Scot Emp Rate'.A21]" office:value-type="string" office:string-value="2004" calcext:value-type="string">
            <text:p>2004</text:p>
          </table:table-cell>
          <table:table-cell table:formula="of:=['Scot Emp Rate'.B21]" office:value-type="float" office:value="72.9" calcext:value-type="float">
            <text:p>72.9</text:p>
          </table:table-cell>
          <table:table-cell table:formula="of:=['UK Emp Rate'.B20]" office:value-type="float" office:value="73" calcext:value-type="float">
            <text:p>73.0</text:p>
          </table:table-cell>
        </table:table-row>
        <table:table-row table:style-name="ro2">
          <table:table-cell table:formula="of:=['Scot Emp Rate'.A22]" office:value-type="string" office:string-value="2005" calcext:value-type="string">
            <text:p>2005</text:p>
          </table:table-cell>
          <table:table-cell table:formula="of:=['Scot Emp Rate'.B22]" office:value-type="float" office:value="73.1" calcext:value-type="float">
            <text:p>73.1</text:p>
          </table:table-cell>
          <table:table-cell table:formula="of:=['UK Emp Rate'.B21]" office:value-type="float" office:value="72.9" calcext:value-type="float">
            <text:p>72.9</text:p>
          </table:table-cell>
        </table:table-row>
        <table:table-row table:style-name="ro2">
          <table:table-cell table:formula="of:=['Scot Emp Rate'.A23]" office:value-type="string" office:string-value="2006" calcext:value-type="string">
            <text:p>2006</text:p>
          </table:table-cell>
          <table:table-cell table:formula="of:=['Scot Emp Rate'.B23]" office:value-type="float" office:value="73.3" calcext:value-type="float">
            <text:p>73.3</text:p>
          </table:table-cell>
          <table:table-cell table:formula="of:=['UK Emp Rate'.B22]" office:value-type="float" office:value="72.8" calcext:value-type="float">
            <text:p>72.8</text:p>
          </table:table-cell>
        </table:table-row>
        <table:table-row table:style-name="ro2">
          <table:table-cell table:formula="of:=['Scot Emp Rate'.A24]" office:value-type="string" office:string-value="2007" calcext:value-type="string">
            <text:p>2007</text:p>
          </table:table-cell>
          <table:table-cell table:formula="of:=['Scot Emp Rate'.B24]" office:value-type="float" office:value="74.5" calcext:value-type="float">
            <text:p>74.5</text:p>
          </table:table-cell>
          <table:table-cell table:formula="of:=['UK Emp Rate'.B23]" office:value-type="float" office:value="72.7" calcext:value-type="float">
            <text:p>72.7</text:p>
          </table:table-cell>
        </table:table-row>
        <table:table-row table:style-name="ro2">
          <table:table-cell table:formula="of:=['Scot Emp Rate'.A25]" office:value-type="string" office:string-value="2008" calcext:value-type="string">
            <text:p>2008</text:p>
          </table:table-cell>
          <table:table-cell table:formula="of:=['Scot Emp Rate'.B25]" office:value-type="float" office:value="74" calcext:value-type="float">
            <text:p>74.0</text:p>
          </table:table-cell>
          <table:table-cell table:formula="of:=['UK Emp Rate'.B24]" office:value-type="float" office:value="72.6" calcext:value-type="float">
            <text:p>72.6</text:p>
          </table:table-cell>
        </table:table-row>
        <table:table-row table:style-name="ro2">
          <table:table-cell table:formula="of:=['Scot Emp Rate'.A26]" office:value-type="string" office:string-value="2009" calcext:value-type="string">
            <text:p>2009</text:p>
          </table:table-cell>
          <table:table-cell table:formula="of:=['Scot Emp Rate'.B26]" office:value-type="float" office:value="72.1" calcext:value-type="float">
            <text:p>72.1</text:p>
          </table:table-cell>
          <table:table-cell table:formula="of:=['UK Emp Rate'.B25]" office:value-type="float" office:value="70.9" calcext:value-type="float">
            <text:p>70.9</text:p>
          </table:table-cell>
        </table:table-row>
        <table:table-row table:style-name="ro2">
          <table:table-cell table:formula="of:=['Scot Emp Rate'.A27]" office:value-type="string" office:string-value="2010" calcext:value-type="string">
            <text:p>2010</text:p>
          </table:table-cell>
          <table:table-cell table:formula="of:=['Scot Emp Rate'.B27]" office:value-type="float" office:value="70.5" calcext:value-type="float">
            <text:p>70.5</text:p>
          </table:table-cell>
          <table:table-cell table:formula="of:=['UK Emp Rate'.B26]" office:value-type="float" office:value="70.4" calcext:value-type="float">
            <text:p>70.4</text:p>
          </table:table-cell>
        </table:table-row>
        <table:table-row table:style-name="ro2">
          <table:table-cell table:formula="of:=['Scot Emp Rate'.A28]" office:value-type="string" office:string-value="2011" calcext:value-type="string">
            <text:p>2011</text:p>
          </table:table-cell>
          <table:table-cell table:formula="of:=['Scot Emp Rate'.B28]" office:value-type="float" office:value="71.2" calcext:value-type="float">
            <text:p>71.2</text:p>
          </table:table-cell>
          <table:table-cell table:formula="of:=['UK Emp Rate'.B27]" office:value-type="float" office:value="70.3" calcext:value-type="float">
            <text:p>70.3</text:p>
          </table:table-cell>
        </table:table-row>
        <table:table-row table:style-name="ro2">
          <table:table-cell table:formula="of:=['Scot Emp Rate'.A29]" office:value-type="string" office:string-value="2012" calcext:value-type="string">
            <text:p>2012</text:p>
          </table:table-cell>
          <table:table-cell table:formula="of:=['Scot Emp Rate'.B29]" office:value-type="float" office:value="70.9" calcext:value-type="float">
            <text:p>70.9</text:p>
          </table:table-cell>
          <table:table-cell table:formula="of:=['UK Emp Rate'.B28]" office:value-type="float" office:value="71" calcext:value-type="float">
            <text:p>71.0</text:p>
          </table:table-cell>
        </table:table-row>
        <table:table-row table:style-name="ro2">
          <table:table-cell table:formula="of:=['Scot Emp Rate'.A30]" office:value-type="string" office:string-value="2013" calcext:value-type="string">
            <text:p>2013</text:p>
          </table:table-cell>
          <table:table-cell table:formula="of:=['Scot Emp Rate'.B30]" office:value-type="float" office:value="72.3" calcext:value-type="float">
            <text:p>72.3</text:p>
          </table:table-cell>
          <table:table-cell table:formula="of:=['UK Emp Rate'.B29]" office:value-type="float" office:value="71.6" calcext:value-type="float">
            <text:p>71.6</text:p>
          </table:table-cell>
        </table:table-row>
        <table:table-row table:style-name="ro2">
          <table:table-cell table:formula="of:=['Scot Emp Rate'.A31]" office:value-type="string" office:string-value="2014" calcext:value-type="string">
            <text:p>2014</text:p>
          </table:table-cell>
          <table:table-cell table:formula="of:=['Scot Emp Rate'.B31]" office:value-type="float" office:value="73.8" calcext:value-type="float">
            <text:p>73.8</text:p>
          </table:table-cell>
          <table:table-cell table:formula="of:=['UK Emp Rate'.B30]" office:value-type="float" office:value="72.8" calcext:value-type="float">
            <text:p>72.8</text:p>
          </table:table-cell>
        </table:table-row>
        <table:table-row table:style-name="ro2">
          <table:table-cell table:formula="of:=['Scot Emp Rate'.A32]" office:value-type="string" office:string-value="2015" calcext:value-type="string">
            <text:p>2015</text:p>
          </table:table-cell>
          <table:table-cell table:formula="of:=['Scot Emp Rate'.B32]" office:value-type="float" office:value="74.4" calcext:value-type="float">
            <text:p>74.4</text:p>
          </table:table-cell>
          <table:table-cell table:formula="of:=['UK Emp Rate'.B31]" office:value-type="float" office:value="73.7" calcext:value-type="float">
            <text:p>73.7</text:p>
          </table:table-cell>
        </table:table-row>
        <table:table-row table:style-name="ro2">
          <table:table-cell table:formula="of:=['Scot Emp Rate'.A33]" office:value-type="string" office:string-value="2016" calcext:value-type="string">
            <text:p>2016</text:p>
          </table:table-cell>
          <table:table-cell table:formula="of:=['Scot Emp Rate'.B33]" office:value-type="float" office:value="73.7" calcext:value-type="float">
            <text:p>73.7</text:p>
          </table:table-cell>
          <table:table-cell table:formula="of:=['UK Emp Rate'.B32]" office:value-type="float" office:value="74.4" calcext:value-type="float">
            <text:p>74.4</text:p>
          </table:table-cell>
        </table:table-row>
        <table:table-row table:style-name="ro2">
          <table:table-cell table:style-name="Default"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YAXISTITLE</text:p>
          </table:table-cell>
          <table:table-cell table:style-name="Default" office:value-type="string" calcext:value-type="string">
            <text:p>Employment rate %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SYMBOLS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YMIN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LEGENDY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/>
        </table:table-row>
      </table:table>
      <table:table table:name="unemployed_rate" table:style-name="ta1">
        <table:table-column table:style-name="co2" table:default-cell-style-name="Default"/>
        <table:table-column table:style-name="co2" table:number-columns-repeated="2" table:default-cell-style-name="ce3"/>
        <table:table-row table:style-name="ro2">
          <table:table-cell/>
          <table:table-cell table:style-name="Default" office:value-type="string" calcext:value-type="string">
            <text:p>Scotland</text:p>
          </table:table-cell>
          <table:table-cell table:style-name="Default" office:value-type="string" calcext:value-type="string">
            <text:p>UK</text:p>
          </table:table-cell>
        </table:table-row>
        <table:table-row table:style-name="ro2">
          <table:table-cell table:formula="of:=['Scot Unemp'.A10]" office:value-type="string" office:string-value="1993" calcext:value-type="string">
            <text:p>1993</text:p>
          </table:table-cell>
          <table:table-cell table:formula="of:=['Scot Unemp'.B10]" office:value-type="float" office:value="10.1" calcext:value-type="float">
            <text:p>10.1</text:p>
          </table:table-cell>
          <table:table-cell table:formula="of:=['UK Unemp'.B31]" office:value-type="float" office:value="10.4" calcext:value-type="float">
            <text:p>10.4</text:p>
          </table:table-cell>
        </table:table-row>
        <table:table-row table:style-name="ro2">
          <table:table-cell table:formula="of:=['Scot Unemp'.A11]" office:value-type="string" office:string-value="1994" calcext:value-type="string">
            <text:p>1994</text:p>
          </table:table-cell>
          <table:table-cell table:formula="of:=['Scot Unemp'.B11]" office:value-type="float" office:value="9.6" calcext:value-type="float">
            <text:p>9.6</text:p>
          </table:table-cell>
          <table:table-cell table:formula="of:=['UK Unemp'.B32]" office:value-type="float" office:value="9.5" calcext:value-type="float">
            <text:p>9.5</text:p>
          </table:table-cell>
        </table:table-row>
        <table:table-row table:style-name="ro2">
          <table:table-cell table:formula="of:=['Scot Unemp'.A12]" office:value-type="string" office:string-value="1995" calcext:value-type="string">
            <text:p>1995</text:p>
          </table:table-cell>
          <table:table-cell table:formula="of:=['Scot Unemp'.B12]" office:value-type="float" office:value="8.9" calcext:value-type="float">
            <text:p>8.9</text:p>
          </table:table-cell>
          <table:table-cell table:formula="of:=['UK Unemp'.B33]" office:value-type="float" office:value="8.6" calcext:value-type="float">
            <text:p>8.6</text:p>
          </table:table-cell>
        </table:table-row>
        <table:table-row table:style-name="ro2">
          <table:table-cell table:formula="of:=['Scot Unemp'.A13]" office:value-type="string" office:string-value="1996" calcext:value-type="string">
            <text:p>1996</text:p>
          </table:table-cell>
          <table:table-cell table:formula="of:=['Scot Unemp'.B13]" office:value-type="float" office:value="8.7" calcext:value-type="float">
            <text:p>8.7</text:p>
          </table:table-cell>
          <table:table-cell table:formula="of:=['UK Unemp'.B34]" office:value-type="float" office:value="8.1" calcext:value-type="float">
            <text:p>8.1</text:p>
          </table:table-cell>
        </table:table-row>
        <table:table-row table:style-name="ro2">
          <table:table-cell table:formula="of:=['Scot Unemp'.A14]" office:value-type="string" office:string-value="1997" calcext:value-type="string">
            <text:p>1997</text:p>
          </table:table-cell>
          <table:table-cell table:formula="of:=['Scot Unemp'.B14]" office:value-type="float" office:value="8.1" calcext:value-type="float">
            <text:p>8.1</text:p>
          </table:table-cell>
          <table:table-cell table:formula="of:=['UK Unemp'.B35]" office:value-type="float" office:value="6.9" calcext:value-type="float">
            <text:p>6.9</text:p>
          </table:table-cell>
        </table:table-row>
        <table:table-row table:style-name="ro2">
          <table:table-cell table:formula="of:=['Scot Unemp'.A15]" office:value-type="string" office:string-value="1998" calcext:value-type="string">
            <text:p>1998</text:p>
          </table:table-cell>
          <table:table-cell table:formula="of:=['Scot Unemp'.B15]" office:value-type="float" office:value="7.6" calcext:value-type="float">
            <text:p>7.6</text:p>
          </table:table-cell>
          <table:table-cell table:formula="of:=['UK Unemp'.B36]" office:value-type="float" office:value="6.2" calcext:value-type="float">
            <text:p>6.2</text:p>
          </table:table-cell>
        </table:table-row>
        <table:table-row table:style-name="ro2">
          <table:table-cell table:formula="of:=['Scot Unemp'.A16]" office:value-type="string" office:string-value="1999" calcext:value-type="string">
            <text:p>1999</text:p>
          </table:table-cell>
          <table:table-cell table:formula="of:=['Scot Unemp'.B16]" office:value-type="float" office:value="7.1" calcext:value-type="float">
            <text:p>7.1</text:p>
          </table:table-cell>
          <table:table-cell table:formula="of:=['UK Unemp'.B37]" office:value-type="float" office:value="6" calcext:value-type="float">
            <text:p>6.0</text:p>
          </table:table-cell>
        </table:table-row>
        <table:table-row table:style-name="ro2">
          <table:table-cell table:formula="of:=['Scot Unemp'.A17]" office:value-type="string" office:string-value="2000" calcext:value-type="string">
            <text:p>2000</text:p>
          </table:table-cell>
          <table:table-cell table:formula="of:=['Scot Unemp'.B17]" office:value-type="float" office:value="6.8" calcext:value-type="float">
            <text:p>6.8</text:p>
          </table:table-cell>
          <table:table-cell table:formula="of:=['UK Unemp'.B38]" office:value-type="float" office:value="5.4" calcext:value-type="float">
            <text:p>5.4</text:p>
          </table:table-cell>
        </table:table-row>
        <table:table-row table:style-name="ro2">
          <table:table-cell table:formula="of:=['Scot Unemp'.A18]" office:value-type="string" office:string-value="2001" calcext:value-type="string">
            <text:p>2001</text:p>
          </table:table-cell>
          <table:table-cell table:formula="of:=['Scot Unemp'.B18]" office:value-type="float" office:value="6.4" calcext:value-type="float">
            <text:p>6.4</text:p>
          </table:table-cell>
          <table:table-cell table:formula="of:=['UK Unemp'.B39]" office:value-type="float" office:value="5.1" calcext:value-type="float">
            <text:p>5.1</text:p>
          </table:table-cell>
        </table:table-row>
        <table:table-row table:style-name="ro2">
          <table:table-cell table:formula="of:=['Scot Unemp'.A19]" office:value-type="string" office:string-value="2002" calcext:value-type="string">
            <text:p>2002</text:p>
          </table:table-cell>
          <table:table-cell table:formula="of:=['Scot Unemp'.B19]" office:value-type="float" office:value="6.3" calcext:value-type="float">
            <text:p>6.3</text:p>
          </table:table-cell>
          <table:table-cell table:formula="of:=['UK Unemp'.B40]" office:value-type="float" office:value="5.2" calcext:value-type="float">
            <text:p>5.2</text:p>
          </table:table-cell>
        </table:table-row>
        <table:table-row table:style-name="ro2">
          <table:table-cell table:formula="of:=['Scot Unemp'.A20]" office:value-type="string" office:string-value="2003" calcext:value-type="string">
            <text:p>2003</text:p>
          </table:table-cell>
          <table:table-cell table:formula="of:=['Scot Unemp'.B20]" office:value-type="float" office:value="5.7" calcext:value-type="float">
            <text:p>5.7</text:p>
          </table:table-cell>
          <table:table-cell table:formula="of:=['UK Unemp'.B41]" office:value-type="float" office:value="5" calcext:value-type="float">
            <text:p>5.0</text:p>
          </table:table-cell>
        </table:table-row>
        <table:table-row table:style-name="ro2">
          <table:table-cell table:formula="of:=['Scot Unemp'.A21]" office:value-type="string" office:string-value="2004" calcext:value-type="string">
            <text:p>2004</text:p>
          </table:table-cell>
          <table:table-cell table:formula="of:=['Scot Unemp'.B21]" office:value-type="float" office:value="5.7" calcext:value-type="float">
            <text:p>5.7</text:p>
          </table:table-cell>
          <table:table-cell table:formula="of:=['UK Unemp'.B42]" office:value-type="float" office:value="4.8" calcext:value-type="float">
            <text:p>4.8</text:p>
          </table:table-cell>
        </table:table-row>
        <table:table-row table:style-name="ro2">
          <table:table-cell table:formula="of:=['Scot Unemp'.A22]" office:value-type="string" office:string-value="2005" calcext:value-type="string">
            <text:p>2005</text:p>
          </table:table-cell>
          <table:table-cell table:formula="of:=['Scot Unemp'.B22]" office:value-type="float" office:value="5.4" calcext:value-type="float">
            <text:p>5.4</text:p>
          </table:table-cell>
          <table:table-cell table:formula="of:=['UK Unemp'.B43]" office:value-type="float" office:value="4.8" calcext:value-type="float">
            <text:p>4.8</text:p>
          </table:table-cell>
        </table:table-row>
        <table:table-row table:style-name="ro2">
          <table:table-cell table:formula="of:=['Scot Unemp'.A23]" office:value-type="string" office:string-value="2006" calcext:value-type="string">
            <text:p>2006</text:p>
          </table:table-cell>
          <table:table-cell table:formula="of:=['Scot Unemp'.B23]" office:value-type="float" office:value="5.3" calcext:value-type="float">
            <text:p>5.3</text:p>
          </table:table-cell>
          <table:table-cell table:formula="of:=['UK Unemp'.B44]" office:value-type="float" office:value="5.4" calcext:value-type="float">
            <text:p>5.4</text:p>
          </table:table-cell>
        </table:table-row>
        <table:table-row table:style-name="ro2">
          <table:table-cell table:formula="of:=['Scot Unemp'.A24]" office:value-type="string" office:string-value="2007" calcext:value-type="string">
            <text:p>2007</text:p>
          </table:table-cell>
          <table:table-cell table:formula="of:=['Scot Unemp'.B24]" office:value-type="float" office:value="4.8" calcext:value-type="float">
            <text:p>4.8</text:p>
          </table:table-cell>
          <table:table-cell table:formula="of:=['UK Unemp'.B45]" office:value-type="float" office:value="5.3" calcext:value-type="float">
            <text:p>5.3</text:p>
          </table:table-cell>
        </table:table-row>
        <table:table-row table:style-name="ro2">
          <table:table-cell table:formula="of:=['Scot Unemp'.A25]" office:value-type="string" office:string-value="2008" calcext:value-type="string">
            <text:p>2008</text:p>
          </table:table-cell>
          <table:table-cell table:formula="of:=['Scot Unemp'.B25]" office:value-type="float" office:value="4.7" calcext:value-type="float">
            <text:p>4.7</text:p>
          </table:table-cell>
          <table:table-cell table:formula="of:=['UK Unemp'.B46]" office:value-type="float" office:value="5.7" calcext:value-type="float">
            <text:p>5.7</text:p>
          </table:table-cell>
        </table:table-row>
        <table:table-row table:style-name="ro2">
          <table:table-cell table:formula="of:=['Scot Unemp'.A26]" office:value-type="string" office:string-value="2009" calcext:value-type="string">
            <text:p>2009</text:p>
          </table:table-cell>
          <table:table-cell table:formula="of:=['Scot Unemp'.B26]" office:value-type="float" office:value="7" calcext:value-type="float">
            <text:p>7.0</text:p>
          </table:table-cell>
          <table:table-cell table:formula="of:=['UK Unemp'.B47]" office:value-type="float" office:value="7.6" calcext:value-type="float">
            <text:p>7.6</text:p>
          </table:table-cell>
        </table:table-row>
        <table:table-row table:style-name="ro2">
          <table:table-cell table:formula="of:=['Scot Unemp'.A27]" office:value-type="string" office:string-value="2010" calcext:value-type="string">
            <text:p>2010</text:p>
          </table:table-cell>
          <table:table-cell table:formula="of:=['Scot Unemp'.B27]" office:value-type="float" office:value="8.2" calcext:value-type="float">
            <text:p>8.2</text:p>
          </table:table-cell>
          <table:table-cell table:formula="of:=['UK Unemp'.B48]" office:value-type="float" office:value="7.9" calcext:value-type="float">
            <text:p>7.9</text:p>
          </table:table-cell>
        </table:table-row>
        <table:table-row table:style-name="ro2">
          <table:table-cell table:formula="of:=['Scot Unemp'.A28]" office:value-type="string" office:string-value="2011" calcext:value-type="string">
            <text:p>2011</text:p>
          </table:table-cell>
          <table:table-cell table:formula="of:=['Scot Unemp'.B28]" office:value-type="float" office:value="8.1" calcext:value-type="float">
            <text:p>8.1</text:p>
          </table:table-cell>
          <table:table-cell table:formula="of:=['UK Unemp'.B49]" office:value-type="float" office:value="8.1" calcext:value-type="float">
            <text:p>8.1</text:p>
          </table:table-cell>
        </table:table-row>
        <table:table-row table:style-name="ro2">
          <table:table-cell table:formula="of:=['Scot Unemp'.A29]" office:value-type="string" office:string-value="2012" calcext:value-type="string">
            <text:p>2012</text:p>
          </table:table-cell>
          <table:table-cell table:formula="of:=['Scot Unemp'.B29]" office:value-type="float" office:value="8" calcext:value-type="float">
            <text:p>8.0</text:p>
          </table:table-cell>
          <table:table-cell table:formula="of:=['UK Unemp'.B50]" office:value-type="float" office:value="8" calcext:value-type="float">
            <text:p>8.0</text:p>
          </table:table-cell>
        </table:table-row>
        <table:table-row table:style-name="ro2">
          <table:table-cell table:formula="of:=['Scot Unemp'.A30]" office:value-type="string" office:string-value="2013" calcext:value-type="string">
            <text:p>2013</text:p>
          </table:table-cell>
          <table:table-cell table:formula="of:=['Scot Unemp'.B30]" office:value-type="float" office:value="7.3" calcext:value-type="float">
            <text:p>7.3</text:p>
          </table:table-cell>
          <table:table-cell table:formula="of:=['UK Unemp'.B51]" office:value-type="float" office:value="7.6" calcext:value-type="float">
            <text:p>7.6</text:p>
          </table:table-cell>
        </table:table-row>
        <table:table-row table:style-name="ro2">
          <table:table-cell table:formula="of:=['Scot Unemp'.A31]" office:value-type="string" office:string-value="2014" calcext:value-type="string">
            <text:p>2014</text:p>
          </table:table-cell>
          <table:table-cell table:formula="of:=['Scot Unemp'.B31]" office:value-type="float" office:value="6" calcext:value-type="float">
            <text:p>6.0</text:p>
          </table:table-cell>
          <table:table-cell table:formula="of:=['UK Unemp'.B52]" office:value-type="float" office:value="6.2" calcext:value-type="float">
            <text:p>6.2</text:p>
          </table:table-cell>
        </table:table-row>
        <table:table-row table:style-name="ro2">
          <table:table-cell table:formula="of:=['Scot Unemp'.A32]" office:value-type="string" office:string-value="2015" calcext:value-type="string">
            <text:p>2015</text:p>
          </table:table-cell>
          <table:table-cell table:formula="of:=['Scot Unemp'.B32]" office:value-type="float" office:value="5.8" calcext:value-type="float">
            <text:p>5.8</text:p>
          </table:table-cell>
          <table:table-cell table:formula="of:=['UK Unemp'.B53]" office:value-type="float" office:value="5.4" calcext:value-type="float">
            <text:p>5.4</text:p>
          </table:table-cell>
        </table:table-row>
        <table:table-row table:style-name="ro2">
          <table:table-cell table:formula="of:=['Scot Unemp'.A33]" office:value-type="string" office:string-value="2016" calcext:value-type="string">
            <text:p>2016</text:p>
          </table:table-cell>
          <table:table-cell table:formula="of:=['Scot Unemp'.B33]" office:value-type="float" office:value="5.2" calcext:value-type="float">
            <text:p>5.2</text:p>
          </table:table-cell>
          <table:table-cell table:formula="of:=['UK Unemp'.B54]" office:value-type="float" office:value="4.9" calcext:value-type="float">
            <text:p>4.9</text:p>
          </table:table-cell>
        </table:table-row>
        <table:table-row table:style-name="ro2">
          <table:table-cell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Unemployment rate %</text:p>
          </table:table-cell>
          <table:table-cell table:style-name="Default"/>
        </table:table-row>
        <table:table-row table:style-name="ro2">
          <table:table-cell office:value-type="string" calcext:value-type="string">
            <text:p>SYMBOLS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2">
          <table:table-cell office:value-type="string" calcext:value-type="string">
            <text:p>YMIN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</table:table-row>
        <table:table-row table:style-name="ro2">
          <table:table-cell office:value-type="string" calcext:value-type="string">
            <text:p>LEGENDY</text:p>
          </table:table-cell>
          <table:table-cell table:style-name="Default" office:value-type="float" office:value="9.75" calcext:value-type="float">
            <text:p>9.75</text:p>
          </table:table-cell>
          <table:table-cell table:style-name="Default"/>
        </table:table-row>
      </table:table>
      <table:table table:name="economically_active_rate" table:style-name="ta1">
        <table:table-column table:style-name="co2" table:default-cell-style-name="Default"/>
        <table:table-column table:style-name="co2" table:number-columns-repeated="2" table:default-cell-style-name="ce3"/>
        <table:table-row table:style-name="ro2">
          <table:table-cell/>
          <table:table-cell table:style-name="Default" office:value-type="string" calcext:value-type="string">
            <text:p>Scotland</text:p>
          </table:table-cell>
          <table:table-cell table:style-name="Default" office:value-type="string" calcext:value-type="string">
            <text:p>UK</text:p>
          </table:table-cell>
        </table:table-row>
        <table:table-row table:style-name="ro2">
          <table:table-cell table:formula="of:=['Scot act'.A10]" office:value-type="string" office:string-value="1993" calcext:value-type="string">
            <text:p>1993</text:p>
          </table:table-cell>
          <table:table-cell table:formula="of:=['Scot act'.B10]" office:value-type="float" office:value="74.7" calcext:value-type="float">
            <text:p>74.7</text:p>
          </table:table-cell>
          <table:table-cell table:formula="of:=['UK act'.B31]" office:value-type="float" office:value="76.4" calcext:value-type="float">
            <text:p>76.4</text:p>
          </table:table-cell>
        </table:table-row>
        <table:table-row table:style-name="ro2">
          <table:table-cell table:formula="of:=['Scot act'.A11]" office:value-type="string" office:string-value="1994" calcext:value-type="string">
            <text:p>1994</text:p>
          </table:table-cell>
          <table:table-cell table:formula="of:=['Scot act'.B11]" office:value-type="float" office:value="75.4" calcext:value-type="float">
            <text:p>75.4</text:p>
          </table:table-cell>
          <table:table-cell table:formula="of:=['UK act'.B32]" office:value-type="float" office:value="76.2" calcext:value-type="float">
            <text:p>76.2</text:p>
          </table:table-cell>
        </table:table-row>
        <table:table-row table:style-name="ro2">
          <table:table-cell table:formula="of:=['Scot act'.A12]" office:value-type="string" office:string-value="1995" calcext:value-type="string">
            <text:p>1995</text:p>
          </table:table-cell>
          <table:table-cell table:formula="of:=['Scot act'.B12]" office:value-type="float" office:value="75.2" calcext:value-type="float">
            <text:p>75.2</text:p>
          </table:table-cell>
          <table:table-cell table:formula="of:=['UK act'.B33]" office:value-type="float" office:value="76.2" calcext:value-type="float">
            <text:p>76.2</text:p>
          </table:table-cell>
        </table:table-row>
        <table:table-row table:style-name="ro2">
          <table:table-cell table:formula="of:=['Scot act'.A13]" office:value-type="string" office:string-value="1996" calcext:value-type="string">
            <text:p>1996</text:p>
          </table:table-cell>
          <table:table-cell table:formula="of:=['Scot act'.B13]" office:value-type="float" office:value="74.4" calcext:value-type="float">
            <text:p>74.4</text:p>
          </table:table-cell>
          <table:table-cell table:formula="of:=['UK act'.B34]" office:value-type="float" office:value="76.3" calcext:value-type="float">
            <text:p>76.3</text:p>
          </table:table-cell>
        </table:table-row>
        <table:table-row table:style-name="ro2">
          <table:table-cell table:formula="of:=['Scot act'.A14]" office:value-type="string" office:string-value="1997" calcext:value-type="string">
            <text:p>1997</text:p>
          </table:table-cell>
          <table:table-cell table:formula="of:=['Scot act'.B14]" office:value-type="float" office:value="74.8" calcext:value-type="float">
            <text:p>74.8</text:p>
          </table:table-cell>
          <table:table-cell table:formula="of:=['UK act'.B35]" office:value-type="float" office:value="76.4" calcext:value-type="float">
            <text:p>76.4</text:p>
          </table:table-cell>
        </table:table-row>
        <table:table-row table:style-name="ro2">
          <table:table-cell table:formula="of:=['Scot act'.A15]" office:value-type="string" office:string-value="1998" calcext:value-type="string">
            <text:p>1998</text:p>
          </table:table-cell>
          <table:table-cell table:formula="of:=['Scot act'.B15]" office:value-type="float" office:value="74.8" calcext:value-type="float">
            <text:p>74.8</text:p>
          </table:table-cell>
          <table:table-cell table:formula="of:=['UK act'.B36]" office:value-type="float" office:value="76.3" calcext:value-type="float">
            <text:p>76.3</text:p>
          </table:table-cell>
        </table:table-row>
        <table:table-row table:style-name="ro2">
          <table:table-cell table:formula="of:=['Scot act'.A16]" office:value-type="string" office:string-value="1999" calcext:value-type="string">
            <text:p>1999</text:p>
          </table:table-cell>
          <table:table-cell table:formula="of:=['Scot act'.B16]" office:value-type="float" office:value="74.8" calcext:value-type="float">
            <text:p>74.8</text:p>
          </table:table-cell>
          <table:table-cell table:formula="of:=['UK act'.B37]" office:value-type="float" office:value="76.7" calcext:value-type="float">
            <text:p>76.7</text:p>
          </table:table-cell>
        </table:table-row>
        <table:table-row table:style-name="ro2">
          <table:table-cell table:formula="of:=['Scot act'.A17]" office:value-type="string" office:string-value="2000" calcext:value-type="string">
            <text:p>2000</text:p>
          </table:table-cell>
          <table:table-cell table:formula="of:=['Scot act'.B17]" office:value-type="float" office:value="75.9" calcext:value-type="float">
            <text:p>75.9</text:p>
          </table:table-cell>
          <table:table-cell table:formula="of:=['UK act'.B38]" office:value-type="float" office:value="76.7" calcext:value-type="float">
            <text:p>76.7</text:p>
          </table:table-cell>
        </table:table-row>
        <table:table-row table:style-name="ro2">
          <table:table-cell table:formula="of:=['Scot act'.A18]" office:value-type="string" office:string-value="2001" calcext:value-type="string">
            <text:p>2001</text:p>
          </table:table-cell>
          <table:table-cell table:formula="of:=['Scot act'.B18]" office:value-type="float" office:value="76.2" calcext:value-type="float">
            <text:p>76.2</text:p>
          </table:table-cell>
          <table:table-cell table:formula="of:=['UK act'.B39]" office:value-type="float" office:value="76.6" calcext:value-type="float">
            <text:p>76.6</text:p>
          </table:table-cell>
        </table:table-row>
        <table:table-row table:style-name="ro2">
          <table:table-cell table:formula="of:=['Scot act'.A19]" office:value-type="string" office:string-value="2002" calcext:value-type="string">
            <text:p>2002</text:p>
          </table:table-cell>
          <table:table-cell table:formula="of:=['Scot act'.B19]" office:value-type="float" office:value="76.4" calcext:value-type="float">
            <text:p>76.4</text:p>
          </table:table-cell>
          <table:table-cell table:formula="of:=['UK act'.B40]" office:value-type="float" office:value="76.7" calcext:value-type="float">
            <text:p>76.7</text:p>
          </table:table-cell>
        </table:table-row>
        <table:table-row table:style-name="ro2">
          <table:table-cell table:formula="of:=['Scot act'.A20]" office:value-type="string" office:string-value="2003" calcext:value-type="string">
            <text:p>2003</text:p>
          </table:table-cell>
          <table:table-cell table:formula="of:=['Scot act'.B20]" office:value-type="float" office:value="76.7" calcext:value-type="float">
            <text:p>76.7</text:p>
          </table:table-cell>
          <table:table-cell table:formula="of:=['UK act'.B41]" office:value-type="float" office:value="76.6" calcext:value-type="float">
            <text:p>76.6</text:p>
          </table:table-cell>
        </table:table-row>
        <table:table-row table:style-name="ro2">
          <table:table-cell table:formula="of:=['Scot act'.A21]" office:value-type="string" office:string-value="2004" calcext:value-type="string">
            <text:p>2004</text:p>
          </table:table-cell>
          <table:table-cell table:formula="of:=['Scot act'.B21]" office:value-type="float" office:value="77.3" calcext:value-type="float">
            <text:p>77.3</text:p>
          </table:table-cell>
          <table:table-cell table:formula="of:=['UK act'.B42]" office:value-type="float" office:value="76.7" calcext:value-type="float">
            <text:p>76.7</text:p>
          </table:table-cell>
        </table:table-row>
        <table:table-row table:style-name="ro2">
          <table:table-cell table:formula="of:=['Scot act'.A22]" office:value-type="string" office:string-value="2005" calcext:value-type="string">
            <text:p>2005</text:p>
          </table:table-cell>
          <table:table-cell table:formula="of:=['Scot act'.B22]" office:value-type="float" office:value="77.3" calcext:value-type="float">
            <text:p>77.3</text:p>
          </table:table-cell>
          <table:table-cell table:formula="of:=['UK act'.B43]" office:value-type="float" office:value="76.7" calcext:value-type="float">
            <text:p>76.7</text:p>
          </table:table-cell>
        </table:table-row>
        <table:table-row table:style-name="ro2">
          <table:table-cell table:formula="of:=['Scot act'.A23]" office:value-type="string" office:string-value="2006" calcext:value-type="string">
            <text:p>2006</text:p>
          </table:table-cell>
          <table:table-cell table:formula="of:=['Scot act'.B23]" office:value-type="float" office:value="77.4" calcext:value-type="float">
            <text:p>77.4</text:p>
          </table:table-cell>
          <table:table-cell table:formula="of:=['UK act'.B44]" office:value-type="float" office:value="77.1" calcext:value-type="float">
            <text:p>77.1</text:p>
          </table:table-cell>
        </table:table-row>
        <table:table-row table:style-name="ro2">
          <table:table-cell table:formula="of:=['Scot act'.A24]" office:value-type="string" office:string-value="2007" calcext:value-type="string">
            <text:p>2007</text:p>
          </table:table-cell>
          <table:table-cell table:formula="of:=['Scot act'.B24]" office:value-type="float" office:value="78.3" calcext:value-type="float">
            <text:p>78.3</text:p>
          </table:table-cell>
          <table:table-cell table:formula="of:=['UK act'.B45]" office:value-type="float" office:value="76.8" calcext:value-type="float">
            <text:p>76.8</text:p>
          </table:table-cell>
        </table:table-row>
        <table:table-row table:style-name="ro2">
          <table:table-cell table:formula="of:=['Scot act'.A25]" office:value-type="string" office:string-value="2008" calcext:value-type="string">
            <text:p>2008</text:p>
          </table:table-cell>
          <table:table-cell table:formula="of:=['Scot act'.B25]" office:value-type="float" office:value="77.7" calcext:value-type="float">
            <text:p>77.7</text:p>
          </table:table-cell>
          <table:table-cell table:formula="of:=['UK act'.B46]" office:value-type="float" office:value="77.1" calcext:value-type="float">
            <text:p>77.1</text:p>
          </table:table-cell>
        </table:table-row>
        <table:table-row table:style-name="ro2">
          <table:table-cell table:formula="of:=['Scot act'.A26]" office:value-type="string" office:string-value="2009" calcext:value-type="string">
            <text:p>2009</text:p>
          </table:table-cell>
          <table:table-cell table:formula="of:=['Scot act'.B26]" office:value-type="float" office:value="77.6" calcext:value-type="float">
            <text:p>77.6</text:p>
          </table:table-cell>
          <table:table-cell table:formula="of:=['UK act'.B47]" office:value-type="float" office:value="76.8" calcext:value-type="float">
            <text:p>76.8</text:p>
          </table:table-cell>
        </table:table-row>
        <table:table-row table:style-name="ro2">
          <table:table-cell table:formula="of:=['Scot act'.A27]" office:value-type="string" office:string-value="2010" calcext:value-type="string">
            <text:p>2010</text:p>
          </table:table-cell>
          <table:table-cell table:formula="of:=['Scot act'.B27]" office:value-type="float" office:value="76.9" calcext:value-type="float">
            <text:p>76.9</text:p>
          </table:table-cell>
          <table:table-cell table:formula="of:=['UK act'.B48]" office:value-type="float" office:value="76.6" calcext:value-type="float">
            <text:p>76.6</text:p>
          </table:table-cell>
        </table:table-row>
        <table:table-row table:style-name="ro2">
          <table:table-cell table:formula="of:=['Scot act'.A28]" office:value-type="string" office:string-value="2011" calcext:value-type="string">
            <text:p>2011</text:p>
          </table:table-cell>
          <table:table-cell table:formula="of:=['Scot act'.B28]" office:value-type="float" office:value="77.5" calcext:value-type="float">
            <text:p>77.5</text:p>
          </table:table-cell>
          <table:table-cell table:formula="of:=['UK act'.B49]" office:value-type="float" office:value="76.7" calcext:value-type="float">
            <text:p>76.7</text:p>
          </table:table-cell>
        </table:table-row>
        <table:table-row table:style-name="ro2">
          <table:table-cell table:formula="of:=['Scot act'.A29]" office:value-type="string" office:string-value="2012" calcext:value-type="string">
            <text:p>2012</text:p>
          </table:table-cell>
          <table:table-cell table:formula="of:=['Scot act'.B29]" office:value-type="float" office:value="77.3" calcext:value-type="float">
            <text:p>77.3</text:p>
          </table:table-cell>
          <table:table-cell table:formula="of:=['UK act'.B50]" office:value-type="float" office:value="77.2" calcext:value-type="float">
            <text:p>77.2</text:p>
          </table:table-cell>
        </table:table-row>
        <table:table-row table:style-name="ro2">
          <table:table-cell table:formula="of:=['Scot act'.A30]" office:value-type="string" office:string-value="2013" calcext:value-type="string">
            <text:p>2013</text:p>
          </table:table-cell>
          <table:table-cell table:formula="of:=['Scot act'.B30]" office:value-type="float" office:value="78.1" calcext:value-type="float">
            <text:p>78.1</text:p>
          </table:table-cell>
          <table:table-cell table:formula="of:=['UK act'.B51]" office:value-type="float" office:value="77.6" calcext:value-type="float">
            <text:p>77.6</text:p>
          </table:table-cell>
        </table:table-row>
        <table:table-row table:style-name="ro2">
          <table:table-cell table:formula="of:=['Scot act'.A31]" office:value-type="string" office:string-value="2014" calcext:value-type="string">
            <text:p>2014</text:p>
          </table:table-cell>
          <table:table-cell table:formula="of:=['Scot act'.B31]" office:value-type="float" office:value="78.5" calcext:value-type="float">
            <text:p>78.5</text:p>
          </table:table-cell>
          <table:table-cell table:formula="of:=['UK act'.B52]" office:value-type="float" office:value="77.8" calcext:value-type="float">
            <text:p>77.8</text:p>
          </table:table-cell>
        </table:table-row>
        <table:table-row table:style-name="ro2">
          <table:table-cell table:formula="of:=['Scot act'.A32]" office:value-type="string" office:string-value="2015" calcext:value-type="string">
            <text:p>2015</text:p>
          </table:table-cell>
          <table:table-cell table:formula="of:=['Scot act'.B32]" office:value-type="float" office:value="79.1" calcext:value-type="float">
            <text:p>79.1</text:p>
          </table:table-cell>
          <table:table-cell table:formula="of:=['UK act'.B53]" office:value-type="float" office:value="78" calcext:value-type="float">
            <text:p>78.0</text:p>
          </table:table-cell>
        </table:table-row>
        <table:table-row table:style-name="ro2">
          <table:table-cell table:formula="of:=['Scot act'.A33]" office:value-type="string" office:string-value="2016" calcext:value-type="string">
            <text:p>2016</text:p>
          </table:table-cell>
          <table:table-cell table:formula="of:=['Scot act'.B33]" office:value-type="float" office:value="77.8" calcext:value-type="float">
            <text:p>77.8</text:p>
          </table:table-cell>
          <table:table-cell table:formula="of:=['UK act'.B54]" office:value-type="float" office:value="78.3" calcext:value-type="float">
            <text:p>78.3</text:p>
          </table:table-cell>
        </table:table-row>
        <table:table-row table:style-name="ro2">
          <table:table-cell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Economic activity rate %</text:p>
          </table:table-cell>
          <table:table-cell table:style-name="Default"/>
        </table:table-row>
        <table:table-row table:style-name="ro2">
          <table:table-cell office:value-type="string" calcext:value-type="string">
            <text:p>SYMBOLS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2">
          <table:table-cell office:value-type="string" calcext:value-type="string">
            <text:p>YMIN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/>
        </table:table-row>
        <table:table-row table:style-name="ro2">
          <table:table-cell office:value-type="string" calcext:value-type="string">
            <text:p>LEGENDY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$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1" loext:min-decimal-places="1" number:min-integer-digits="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6:02:01.063380211</meta:creation-date>
    <dc:date>2017-11-23T16:38:19.113875730</dc:date>
    <meta:editing-duration>PT27M35S</meta:editing-duration>
    <meta:editing-cycles>7</meta:editing-cycles>
    <meta:generator>LibreOffice/5.3.3.2$Linux_X86_64 LibreOffice_project/30m0$Build-2</meta:generator>
    <meta:document-statistic meta:table-count="9" meta:cell-count="7059" meta:object-count="0"/>
  </office:meta>
</office:document-meta>
</file>